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0.457cm" svg:height="13.627cm" svg:x="10.243cm" svg:y="11.024cm">
            <draw:object draw:notify-on-update-of-ranges="Feuille1.B13:Feuille1.L13 Feuille1.B13:Feuille1.L13 Feuille1.A16:Feuille1.A16 Feuille1.B16:Feuille1.L16 Feuille1.A19:Feuille1.A19 Feuille1.B19:Feuille1.L19 Feuille1.B13:Feuille1.L13 Feuille1.B13:Feuille1.L13 Feuille1.A15:Feuille1.A15 Feuille1.B15:Feuille1.L15 Feuille1.B13:Feuille1.L13 Feuille1.A14:Feuille1.A14 Feuille1.B14:Feuille1.L14 Feuille1.A18:Feuille1.A18 Feuille1.B18:Feuille1.L18 Feuille1.B13:Feuille1.L13 Feuille1.B13:Feuille1.L13 Feuille1.A17:Feuille1.A17 Feuille1.B17:Feuille1.L17 Feuille1.A22:Feuille1.A22 Feuille1.B22:Feuille1.L22 Feuille1.B13:Feuille1.L13 Feuille1.A21:Feuille1.A21 Feuille1.B21:Feuille1.L21 Feuille1.B13:Feuille1.L13 Feuille1.A20:Feuille1.A20 Feuille1.B20:Feuille1.L20 Feuille1.B13:Feuille1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044cm" svg:height="10.492cm" svg:x="2.34cm" svg:y="26.244cm">
            <draw:object draw:notify-on-update-of-ranges="Feuille1.B48:Feuille1.D48 Feuille1.A49:Feuille1.A49 Feuille1.B49:Feuille1.D49 Feuille1.A50:Feuille1.A50 Feuille1.B50:Feuille1.D50 Feuille1.A51:Feuille1.A51 Feuille1.B51:Feuille1.D51 Feuille1.A52:Feuille1.A52 Feuille1.B52:Feuille1.D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ocal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2.86" calcext:value-type="float">
            <text:p>12.86</text:p>
          </table:table-cell>
          <table:table-cell office:value-type="float" office:value="22.21" calcext:value-type="float">
            <text:p>22.21</text:p>
          </table:table-cell>
          <table:table-cell office:value-type="float" office:value="30.96" calcext:value-type="float">
            <text:p>30.96</text:p>
          </table:table-cell>
          <table:table-cell office:value-type="float" office:value="39.53" calcext:value-type="float">
            <text:p>39.53</text:p>
          </table:table-cell>
          <table:table-cell office:value-type="float" office:value="46.45" calcext:value-type="float">
            <text:p>46.45</text:p>
          </table:table-cell>
          <table:table-cell office:value-type="float" office:value="73.87" calcext:value-type="float">
            <text:p>73.87</text:p>
          </table:table-cell>
          <table:table-cell office:value-type="float" office:value="86.68" calcext:value-type="float">
            <text:p>86.68</text:p>
          </table:table-cell>
          <table:table-cell office:value-type="float" office:value="247.3" calcext:value-type="float">
            <text:p>247.3</text:p>
          </table:table-cell>
          <table:table-cell office:value-type="float" office:value="812.23" calcext:value-type="float">
            <text:p>812.23</text:p>
          </table:table-cell>
          <table:table-cell office:value-type="float" office:value="2432.26" calcext:value-type="float">
            <text:p>2432.26</text:p>
          </table:table-cell>
          <table:table-cell office:value-type="float" office:value="8116.87" calcext:value-type="float">
            <text:p>8116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ocal roots</text:p>
          </table:table-cell>
          <table:table-cell office:value-type="float" office:value="12.19" calcext:value-type="float">
            <text:p>12.19</text:p>
          </table:table-cell>
          <table:table-cell office:value-type="float" office:value="23.47" calcext:value-type="float">
            <text:p>23.47</text:p>
          </table:table-cell>
          <table:table-cell office:value-type="float" office:value="35.4" calcext:value-type="float">
            <text:p>35.4</text:p>
          </table:table-cell>
          <table:table-cell office:value-type="float" office:value="45.76" calcext:value-type="float">
            <text:p>45.76</text:p>
          </table:table-cell>
          <table:table-cell office:value-type="float" office:value="57.46" calcext:value-type="float">
            <text:p>57.46</text:p>
          </table:table-cell>
          <table:table-cell office:value-type="float" office:value="91.05" calcext:value-type="float">
            <text:p>91.05</text:p>
          </table:table-cell>
          <table:table-cell office:value-type="float" office:value="113.83" calcext:value-type="float">
            <text:p>113.83</text:p>
          </table:table-cell>
          <table:table-cell office:value-type="float" office:value="362.53" calcext:value-type="float">
            <text:p>362.53</text:p>
          </table:table-cell>
          <table:table-cell office:value-type="float" office:value="1198.26" calcext:value-type="float">
            <text:p>1198.26</text:p>
          </table:table-cell>
          <table:table-cell office:value-type="float" office:value="3988.92" calcext:value-type="float">
            <text:p>3988.92</text:p>
          </table:table-cell>
          <table:table-cell office:value-type="float" office:value="12836.37" calcext:value-type="float">
            <text:p>1283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(no C call)</text:p>
          </table:table-cell>
          <table:table-cell office:value-type="float" office:value="4.12" calcext:value-type="float">
            <text:p>4.12</text:p>
          </table:table-cell>
          <table:table-cell office:value-type="float" office:value="7.76" calcext:value-type="float">
            <text:p>7.76</text:p>
          </table:table-cell>
          <table:table-cell office:value-type="float" office:value="12.48" calcext:value-type="float">
            <text:p>12.48</text:p>
          </table:table-cell>
          <table:table-cell office:value-type="float" office:value="14.66" calcext:value-type="float">
            <text:p>14.66</text:p>
          </table:table-cell>
          <table:table-cell office:value-type="float" office:value="18.03" calcext:value-type="float">
            <text:p>18.03</text:p>
          </table:table-cell>
          <table:table-cell office:value-type="float" office:value="29.11" calcext:value-type="float">
            <text:p>29.11</text:p>
          </table:table-cell>
          <table:table-cell office:value-type="float" office:value="40.91" calcext:value-type="float">
            <text:p>40.91</text:p>
          </table:table-cell>
          <table:table-cell office:value-type="float" office:value="113.74" calcext:value-type="float">
            <text:p>113.74</text:p>
          </table:table-cell>
          <table:table-cell office:value-type="float" office:value="357.12" calcext:value-type="float">
            <text:p>357.12</text:p>
          </table:table-cell>
          <table:table-cell office:value-type="float" office:value="1051.63" calcext:value-type="float">
            <text:p>1051.63</text:p>
          </table:table-cell>
          <table:table-cell office:value-type="float" office:value="3486.06" calcext:value-type="float">
            <text:p>3486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47.98" calcext:value-type="float">
            <text:p>47.98</text:p>
          </table:table-cell>
          <table:table-cell office:value-type="float" office:value="110.01" calcext:value-type="float">
            <text:p>110.01</text:p>
          </table:table-cell>
          <table:table-cell office:value-type="float" office:value="149.78" calcext:value-type="float">
            <text:p>149.78</text:p>
          </table:table-cell>
          <table:table-cell office:value-type="float" office:value="180.84" calcext:value-type="float">
            <text:p>180.84</text:p>
          </table:table-cell>
          <table:table-cell office:value-type="float" office:value="221.53" calcext:value-type="float">
            <text:p>221.53</text:p>
          </table:table-cell>
          <table:table-cell office:value-type="float" office:value="342.82" calcext:value-type="float">
            <text:p>342.82</text:p>
          </table:table-cell>
          <table:table-cell office:value-type="float" office:value="414.72" calcext:value-type="float">
            <text:p>414.72</text:p>
          </table:table-cell>
          <table:table-cell office:value-type="float" office:value="1162.32" calcext:value-type="float">
            <text:p>1162.32</text:p>
          </table:table-cell>
          <table:table-cell office:value-type="float" office:value="3778.21" calcext:value-type="float">
            <text:p>3778.21</text:p>
          </table:table-cell>
          <table:table-cell office:value-type="float" office:value="11158.02" calcext:value-type="float">
            <text:p>11158.02</text:p>
          </table:table-cell>
          <table:table-cell office:value-type="float" office:value="37905.95" calcext:value-type="float">
            <text:p>37905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callee-save)</text:p>
          </table:table-cell>
          <table:table-cell office:value-type="float" office:value="19.59" calcext:value-type="float">
            <text:p>19.59</text:p>
          </table:table-cell>
          <table:table-cell office:value-type="float" office:value="30.43" calcext:value-type="float">
            <text:p>30.43</text:p>
          </table:table-cell>
          <table:table-cell office:value-type="float" office:value="42.82" calcext:value-type="float">
            <text:p>42.82</text:p>
          </table:table-cell>
          <table:table-cell office:value-type="float" office:value="54.6" calcext:value-type="float">
            <text:p>54.6</text:p>
          </table:table-cell>
          <table:table-cell office:value-type="float" office:value="64.19" calcext:value-type="float">
            <text:p>64.19</text:p>
          </table:table-cell>
          <table:table-cell office:value-type="float" office:value="100.88" calcext:value-type="float">
            <text:p>100.88</text:p>
          </table:table-cell>
          <table:table-cell office:value-type="float" office:value="122.85" calcext:value-type="float">
            <text:p>122.85</text:p>
          </table:table-cell>
          <table:table-cell office:value-type="float" office:value="373.41" calcext:value-type="float">
            <text:p>373.41</text:p>
          </table:table-cell>
          <table:table-cell office:value-type="float" office:value="1202.04" calcext:value-type="float">
            <text:p>1202.04</text:p>
          </table:table-cell>
          <table:table-cell office:value-type="float" office:value="4075.45" calcext:value-type="float">
            <text:p>4075.45</text:p>
          </table:table-cell>
          <table:table-cell office:value-type="float" office:value="13856.28" calcext:value-type="float">
            <text:p>13856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ref (no C call)</text:p>
          </table:table-cell>
          <table:table-cell office:value-type="float" office:value="5.88" calcext:value-type="float">
            <text:p>5.88</text:p>
          </table:table-cell>
          <table:table-cell office:value-type="float" office:value="10.03" calcext:value-type="float">
            <text:p>10.03</text:p>
          </table:table-cell>
          <table:table-cell office:value-type="float" office:value="13.67" calcext:value-type="float">
            <text:p>13.67</text:p>
          </table:table-cell>
          <table:table-cell office:value-type="float" office:value="17.72" calcext:value-type="float">
            <text:p>17.72</text:p>
          </table:table-cell>
          <table:table-cell office:value-type="float" office:value="22.07" calcext:value-type="float">
            <text:p>22.07</text:p>
          </table:table-cell>
          <table:table-cell office:value-type="float" office:value="33.51" calcext:value-type="float">
            <text:p>33.51</text:p>
          </table:table-cell>
          <table:table-cell office:value-type="float" office:value="41.68" calcext:value-type="float">
            <text:p>41.68</text:p>
          </table:table-cell>
          <table:table-cell office:value-type="float" office:value="130.89" calcext:value-type="float">
            <text:p>130.89</text:p>
          </table:table-cell>
          <table:table-cell office:value-type="float" office:value="409.75" calcext:value-type="float">
            <text:p>409.75</text:p>
          </table:table-cell>
          <table:table-cell office:value-type="float" office:value="1212.63" calcext:value-type="float">
            <text:p>1212.63</text:p>
          </table:table-cell>
          <table:table-cell office:value-type="float" office:value="3994.99" calcext:value-type="float">
            <text:p>3994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dll_boxroot</text:p>
          </table:table-cell>
          <table:table-cell office:value-type="float" office:value="38.79" calcext:value-type="float">
            <text:p>38.79</text:p>
          </table:table-cell>
          <table:table-cell office:value-type="float" office:value="43.32" calcext:value-type="float">
            <text:p>43.32</text:p>
          </table:table-cell>
          <table:table-cell office:value-type="float" office:value="57.49" calcext:value-type="float">
            <text:p>57.49</text:p>
          </table:table-cell>
          <table:table-cell office:value-type="float" office:value="69.65" calcext:value-type="float">
            <text:p>69.65</text:p>
          </table:table-cell>
          <table:table-cell office:value-type="float" office:value="85.36" calcext:value-type="float">
            <text:p>85.36</text:p>
          </table:table-cell>
          <table:table-cell office:value-type="float" office:value="126.39" calcext:value-type="float">
            <text:p>126.39</text:p>
          </table:table-cell>
          <table:table-cell office:value-type="float" office:value="156.65" calcext:value-type="float">
            <text:p>156.65</text:p>
          </table:table-cell>
          <table:table-cell office:value-type="float" office:value="435.98" calcext:value-type="float">
            <text:p>435.98</text:p>
          </table:table-cell>
          <table:table-cell office:value-type="float" office:value="1389.77" calcext:value-type="float">
            <text:p>1389.77</text:p>
          </table:table-cell>
          <table:table-cell office:value-type="float" office:value="4149.25" calcext:value-type="float">
            <text:p>4149.25</text:p>
          </table:table-cell>
          <table:table-cell office:value-type="float" office:value="13735.83" calcext:value-type="float">
            <text:p>13735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em_boxroot</text:p>
          </table:table-cell>
          <table:table-cell office:value-type="float" office:value="21.12" calcext:value-type="float">
            <text:p>21.12</text:p>
          </table:table-cell>
          <table:table-cell office:value-type="float" office:value="32.28" calcext:value-type="float">
            <text:p>32.28</text:p>
          </table:table-cell>
          <table:table-cell office:value-type="float" office:value="43.34" calcext:value-type="float">
            <text:p>43.34</text:p>
          </table:table-cell>
          <table:table-cell office:value-type="float" office:value="54.3" calcext:value-type="float">
            <text:p>54.3</text:p>
          </table:table-cell>
          <table:table-cell office:value-type="float" office:value="65.66" calcext:value-type="float">
            <text:p>65.66</text:p>
          </table:table-cell>
          <table:table-cell office:value-type="float" office:value="98.24" calcext:value-type="float">
            <text:p>98.24</text:p>
          </table:table-cell>
          <table:table-cell office:value-type="float" office:value="120.08" calcext:value-type="float">
            <text:p>120.08</text:p>
          </table:table-cell>
          <table:table-cell office:value-type="float" office:value="347.85" calcext:value-type="float">
            <text:p>347.85</text:p>
          </table:table-cell>
          <table:table-cell office:value-type="float" office:value="1114.47" calcext:value-type="float">
            <text:p>1114.47</text:p>
          </table:table-cell>
          <table:table-cell office:value-type="float" office:value="3297.42" calcext:value-type="float">
            <text:p>3297.42</text:p>
          </table:table-cell>
          <table:table-cell office:value-type="float" office:value="11029.98" calcext:value-type="float">
            <text:p>11029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lobal roots</text:p>
          </table:table-cell>
          <table:table-cell office:value-type="float" office:value="106.39" calcext:value-type="float">
            <text:p>106.39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1.96" calcext:value-type="float">
            <text:p>191.96</text:p>
          </table:table-cell>
          <table:table-cell office:value-type="float" office:value="229.16" calcext:value-type="float">
            <text:p>229.16</text:p>
          </table:table-cell>
          <table:table-cell office:value-type="float" office:value="280.83" calcext:value-type="float">
            <text:p>280.83</text:p>
          </table:table-cell>
          <table:table-cell office:value-type="float" office:value="399.46" calcext:value-type="float">
            <text:p>399.46</text:p>
          </table:table-cell>
          <table:table-cell office:value-type="float" office:value="478.78" calcext:value-type="float">
            <text:p>478.78</text:p>
          </table:table-cell>
          <table:table-cell office:value-type="float" office:value="1232.89" calcext:value-type="float">
            <text:p>1232.89</text:p>
          </table:table-cell>
          <table:table-cell office:value-type="float" office:value="3899.33" calcext:value-type="float">
            <text:p>3899.33</text:p>
          </table:table-cell>
          <table:table-cell office:value-type="float" office:value="11431.14" calcext:value-type="float">
            <text:p>11431.14</text:p>
          </table:table-cell>
          <table:table-cell office:value-type="float" office:value="37642.9" calcext:value-type="float">
            <text:p>37642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4" office:value-type="string" calcext:value-type="string">
            <text:p>per 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6" table:formula="of:=[.A4]" office:value-type="string" office:string-value="Boxroot" calcext:value-type="string">
            <text:p>Boxroot</text:p>
          </table:table-cell>
          <table:table-cell table:style-name="ce2" table:formula="of:=[.B4]/[.B$3]" office:value-type="float" office:value="12.86" calcext:value-type="float">
            <text:p>12.86</text:p>
          </table:table-cell>
          <table:table-cell table:style-name="ce2" table:formula="of:=[.C4]/[.C$3]" office:value-type="float" office:value="11.105" calcext:value-type="float">
            <text:p>11.11</text:p>
          </table:table-cell>
          <table:table-cell table:style-name="ce2" table:formula="of:=[.D4]/[.D$3]" office:value-type="float" office:value="10.32" calcext:value-type="float">
            <text:p>10.32</text:p>
          </table:table-cell>
          <table:table-cell table:style-name="ce2" table:formula="of:=[.E4]/[.E$3]" office:value-type="float" office:value="9.8825" calcext:value-type="float">
            <text:p>9.88</text:p>
          </table:table-cell>
          <table:table-cell table:style-name="ce2" table:formula="of:=[.F4]/[.F$3]" office:value-type="float" office:value="9.29" calcext:value-type="float">
            <text:p>9.29</text:p>
          </table:table-cell>
          <table:table-cell table:style-name="ce2" table:formula="of:=[.G4]/[.G$3]" office:value-type="float" office:value="9.23375" calcext:value-type="float">
            <text:p>9.23</text:p>
          </table:table-cell>
          <table:table-cell table:style-name="ce2" table:formula="of:=[.H4]/[.H$3]" office:value-type="float" office:value="8.668" calcext:value-type="float">
            <text:p>8.67</text:p>
          </table:table-cell>
          <table:table-cell table:style-name="ce2" table:formula="of:=[.I4]/[.I$3]" office:value-type="float" office:value="8.24333333333333" calcext:value-type="float">
            <text:p>8.24</text:p>
          </table:table-cell>
          <table:table-cell table:style-name="ce2" table:formula="of:=[.J4]/[.J$3]" office:value-type="float" office:value="8.1223" calcext:value-type="float">
            <text:p>8.12</text:p>
          </table:table-cell>
          <table:table-cell table:style-name="ce2" table:formula="of:=[.K4]/[.K$3]" office:value-type="float" office:value="8.10753333333333" calcext:value-type="float">
            <text:p>8.11</text:p>
          </table:table-cell>
          <table:table-cell table:style-name="ce2" table:formula="of:=[.L4]/[.L$3]" office:value-type="float" office:value="8.11687" calcext:value-type="float">
            <text:p>8.12</text:p>
          </table:table-cell>
          <table:table-cell/>
        </table:table-row>
        <table:table-row table:style-name="ro1">
          <table:table-cell table:style-name="ce6" table:formula="of:=[.A5]" office:value-type="string" office:string-value="Local roots" calcext:value-type="string">
            <text:p>Local roots</text:p>
          </table:table-cell>
          <table:table-cell table:style-name="ce2" table:formula="of:=[.B5]/[.B$3]" office:value-type="float" office:value="12.19" calcext:value-type="float">
            <text:p>12.19</text:p>
          </table:table-cell>
          <table:table-cell table:style-name="ce2" table:formula="of:=[.C5]/[.C$3]" office:value-type="float" office:value="11.735" calcext:value-type="float">
            <text:p>11.74</text:p>
          </table:table-cell>
          <table:table-cell table:style-name="ce2" table:formula="of:=[.D5]/[.D$3]" office:value-type="float" office:value="11.8" calcext:value-type="float">
            <text:p>11.80</text:p>
          </table:table-cell>
          <table:table-cell table:style-name="ce2" table:formula="of:=[.E5]/[.E$3]" office:value-type="float" office:value="11.44" calcext:value-type="float">
            <text:p>11.44</text:p>
          </table:table-cell>
          <table:table-cell table:style-name="ce2" table:formula="of:=[.F5]/[.F$3]" office:value-type="float" office:value="11.492" calcext:value-type="float">
            <text:p>11.49</text:p>
          </table:table-cell>
          <table:table-cell table:style-name="ce2" table:formula="of:=[.G5]/[.G$3]" office:value-type="float" office:value="11.38125" calcext:value-type="float">
            <text:p>11.38</text:p>
          </table:table-cell>
          <table:table-cell table:style-name="ce2" table:formula="of:=[.H5]/[.H$3]" office:value-type="float" office:value="11.383" calcext:value-type="float">
            <text:p>11.38</text:p>
          </table:table-cell>
          <table:table-cell table:style-name="ce2" table:formula="of:=[.I5]/[.I$3]" office:value-type="float" office:value="12.0843333333333" calcext:value-type="float">
            <text:p>12.08</text:p>
          </table:table-cell>
          <table:table-cell table:style-name="ce2" table:formula="of:=[.J5]/[.J$3]" office:value-type="float" office:value="11.9826" calcext:value-type="float">
            <text:p>11.98</text:p>
          </table:table-cell>
          <table:table-cell table:style-name="ce2" table:formula="of:=[.K5]/[.K$3]" office:value-type="float" office:value="13.2964" calcext:value-type="float">
            <text:p>13.30</text:p>
          </table:table-cell>
          <table:table-cell table:style-name="ce2" table:formula="of:=[.L5]/[.L$3]" office:value-type="float" office:value="12.83637" calcext:value-type="float">
            <text:p>12.84</text:p>
          </table:table-cell>
          <table:table-cell/>
        </table:table-row>
        <table:table-row table:style-name="ro1">
          <table:table-cell table:style-name="ce6" table:formula="of:=[.A6]" office:value-type="string" office:string-value="OCaml (no C call)" calcext:value-type="string">
            <text:p>OCaml (no C call)</text:p>
          </table:table-cell>
          <table:table-cell table:style-name="ce2" table:formula="of:=[.B6]/[.B$3]" office:value-type="float" office:value="4.12" calcext:value-type="float">
            <text:p>4.12</text:p>
          </table:table-cell>
          <table:table-cell table:style-name="ce2" table:formula="of:=[.C6]/[.C$3]" office:value-type="float" office:value="3.88" calcext:value-type="float">
            <text:p>3.88</text:p>
          </table:table-cell>
          <table:table-cell table:style-name="ce2" table:formula="of:=[.D6]/[.D$3]" office:value-type="float" office:value="4.16" calcext:value-type="float">
            <text:p>4.16</text:p>
          </table:table-cell>
          <table:table-cell table:style-name="ce2" table:formula="of:=[.E6]/[.E$3]" office:value-type="float" office:value="3.665" calcext:value-type="float">
            <text:p>3.67</text:p>
          </table:table-cell>
          <table:table-cell table:style-name="ce2" table:formula="of:=[.F6]/[.F$3]" office:value-type="float" office:value="3.606" calcext:value-type="float">
            <text:p>3.61</text:p>
          </table:table-cell>
          <table:table-cell table:style-name="ce2" table:formula="of:=[.G6]/[.G$3]" office:value-type="float" office:value="3.63875" calcext:value-type="float">
            <text:p>3.64</text:p>
          </table:table-cell>
          <table:table-cell table:style-name="ce2" table:formula="of:=[.H6]/[.H$3]" office:value-type="float" office:value="4.091" calcext:value-type="float">
            <text:p>4.09</text:p>
          </table:table-cell>
          <table:table-cell table:style-name="ce2" table:formula="of:=[.I6]/[.I$3]" office:value-type="float" office:value="3.79133333333333" calcext:value-type="float">
            <text:p>3.79</text:p>
          </table:table-cell>
          <table:table-cell table:style-name="ce2" table:formula="of:=[.J6]/[.J$3]" office:value-type="float" office:value="3.5712" calcext:value-type="float">
            <text:p>3.57</text:p>
          </table:table-cell>
          <table:table-cell table:style-name="ce2" table:formula="of:=[.K6]/[.K$3]" office:value-type="float" office:value="3.50543333333333" calcext:value-type="float">
            <text:p>3.51</text:p>
          </table:table-cell>
          <table:table-cell table:style-name="ce2" table:formula="of:=[.L6]/[.L$3]" office:value-type="float" office:value="3.48606" calcext:value-type="float">
            <text:p>3.49</text:p>
          </table:table-cell>
          <table:table-cell/>
        </table:table-row>
        <table:table-row table:style-name="ro1">
          <table:table-cell table:style-name="ce6" table:formula="of:=[.A7]" office:value-type="string" office:string-value="Generational roots" calcext:value-type="string">
            <text:p>Generational roots</text:p>
          </table:table-cell>
          <table:table-cell table:style-name="ce2" table:formula="of:=[.B7]/[.B$3]" office:value-type="float" office:value="47.98" calcext:value-type="float">
            <text:p>47.98</text:p>
          </table:table-cell>
          <table:table-cell table:style-name="ce2" table:formula="of:=[.C7]/[.C$3]" office:value-type="float" office:value="55.005" calcext:value-type="float">
            <text:p>55.01</text:p>
          </table:table-cell>
          <table:table-cell table:style-name="ce2" table:formula="of:=[.D7]/[.D$3]" office:value-type="float" office:value="49.9266666666667" calcext:value-type="float">
            <text:p>49.93</text:p>
          </table:table-cell>
          <table:table-cell table:style-name="ce2" table:formula="of:=[.E7]/[.E$3]" office:value-type="float" office:value="45.21" calcext:value-type="float">
            <text:p>45.21</text:p>
          </table:table-cell>
          <table:table-cell table:style-name="ce2" table:formula="of:=[.F7]/[.F$3]" office:value-type="float" office:value="44.306" calcext:value-type="float">
            <text:p>44.31</text:p>
          </table:table-cell>
          <table:table-cell table:style-name="ce2" table:formula="of:=[.G7]/[.G$3]" office:value-type="float" office:value="42.8525" calcext:value-type="float">
            <text:p>42.85</text:p>
          </table:table-cell>
          <table:table-cell table:style-name="ce2" table:formula="of:=[.H7]/[.H$3]" office:value-type="float" office:value="41.472" calcext:value-type="float">
            <text:p>41.47</text:p>
          </table:table-cell>
          <table:table-cell table:style-name="ce2" table:formula="of:=[.I7]/[.I$3]" office:value-type="float" office:value="38.744" calcext:value-type="float">
            <text:p>38.74</text:p>
          </table:table-cell>
          <table:table-cell table:style-name="ce2" table:formula="of:=[.J7]/[.J$3]" office:value-type="float" office:value="37.7821" calcext:value-type="float">
            <text:p>37.78</text:p>
          </table:table-cell>
          <table:table-cell table:style-name="ce2" table:formula="of:=[.K7]/[.K$3]" office:value-type="float" office:value="37.1934" calcext:value-type="float">
            <text:p>37.19</text:p>
          </table:table-cell>
          <table:table-cell table:style-name="ce2" table:formula="of:=[.L7]/[.L$3]" office:value-type="float" office:value="37.90595" calcext:value-type="float">
            <text:p>37.91</text:p>
          </table:table-cell>
          <table:table-cell/>
        </table:table-row>
        <table:table-row table:style-name="ro1">
          <table:table-cell table:style-name="ce6" table:formula="of:=[.A8]" office:value-type="string" office:string-value="Boxroot (callee-save)" calcext:value-type="string">
            <text:p>Boxroot (callee-save)</text:p>
          </table:table-cell>
          <table:table-cell table:style-name="ce2" table:formula="of:=[.B8]/[.B$3]" office:value-type="float" office:value="19.59" calcext:value-type="float">
            <text:p>19.59</text:p>
          </table:table-cell>
          <table:table-cell table:style-name="ce2" table:formula="of:=[.C8]/[.C$3]" office:value-type="float" office:value="15.215" calcext:value-type="float">
            <text:p>15.22</text:p>
          </table:table-cell>
          <table:table-cell table:style-name="ce2" table:formula="of:=[.D8]/[.D$3]" office:value-type="float" office:value="14.2733333333333" calcext:value-type="float">
            <text:p>14.27</text:p>
          </table:table-cell>
          <table:table-cell table:style-name="ce2" table:formula="of:=[.E8]/[.E$3]" office:value-type="float" office:value="13.65" calcext:value-type="float">
            <text:p>13.65</text:p>
          </table:table-cell>
          <table:table-cell table:style-name="ce2" table:formula="of:=[.F8]/[.F$3]" office:value-type="float" office:value="12.838" calcext:value-type="float">
            <text:p>12.84</text:p>
          </table:table-cell>
          <table:table-cell table:style-name="ce2" table:formula="of:=[.G8]/[.G$3]" office:value-type="float" office:value="12.61" calcext:value-type="float">
            <text:p>12.61</text:p>
          </table:table-cell>
          <table:table-cell table:style-name="ce2" table:formula="of:=[.H8]/[.H$3]" office:value-type="float" office:value="12.285" calcext:value-type="float">
            <text:p>12.29</text:p>
          </table:table-cell>
          <table:table-cell table:style-name="ce2" table:formula="of:=[.I8]/[.I$3]" office:value-type="float" office:value="12.447" calcext:value-type="float">
            <text:p>12.45</text:p>
          </table:table-cell>
          <table:table-cell table:style-name="ce2" table:formula="of:=[.J8]/[.J$3]" office:value-type="float" office:value="12.0204" calcext:value-type="float">
            <text:p>12.02</text:p>
          </table:table-cell>
          <table:table-cell table:style-name="ce2" table:formula="of:=[.K8]/[.K$3]" office:value-type="float" office:value="13.5848333333333" calcext:value-type="float">
            <text:p>13.58</text:p>
          </table:table-cell>
          <table:table-cell table:style-name="ce2" table:formula="of:=[.L8]/[.L$3]" office:value-type="float" office:value="13.85628" calcext:value-type="float">
            <text:p>13.86</text:p>
          </table:table-cell>
          <table:table-cell/>
        </table:table-row>
        <table:table-row table:style-name="ro1">
          <table:table-cell table:style-name="ce6" table:formula="of:=[.A9]" office:value-type="string" office:string-value="OCaml ref (no C call)" calcext:value-type="string">
            <text:p>OCaml ref (no C call)</text:p>
          </table:table-cell>
          <table:table-cell table:style-name="ce2" table:formula="of:=[.B9]/[.B$3]" office:value-type="float" office:value="5.88" calcext:value-type="float">
            <text:p>5.88</text:p>
          </table:table-cell>
          <table:table-cell table:style-name="ce2" table:formula="of:=[.C9]/[.C$3]" office:value-type="float" office:value="5.015" calcext:value-type="float">
            <text:p>5.02</text:p>
          </table:table-cell>
          <table:table-cell table:style-name="ce2" table:formula="of:=[.D9]/[.D$3]" office:value-type="float" office:value="4.55666666666667" calcext:value-type="float">
            <text:p>4.56</text:p>
          </table:table-cell>
          <table:table-cell table:style-name="ce2" table:formula="of:=[.E9]/[.E$3]" office:value-type="float" office:value="4.43" calcext:value-type="float">
            <text:p>4.43</text:p>
          </table:table-cell>
          <table:table-cell table:style-name="ce2" table:formula="of:=[.F9]/[.F$3]" office:value-type="float" office:value="4.414" calcext:value-type="float">
            <text:p>4.41</text:p>
          </table:table-cell>
          <table:table-cell table:style-name="ce2" table:formula="of:=[.G9]/[.G$3]" office:value-type="float" office:value="4.18875" calcext:value-type="float">
            <text:p>4.19</text:p>
          </table:table-cell>
          <table:table-cell table:style-name="ce2" table:formula="of:=[.H9]/[.H$3]" office:value-type="float" office:value="4.168" calcext:value-type="float">
            <text:p>4.17</text:p>
          </table:table-cell>
          <table:table-cell table:style-name="ce2" table:formula="of:=[.I9]/[.I$3]" office:value-type="float" office:value="4.363" calcext:value-type="float">
            <text:p>4.36</text:p>
          </table:table-cell>
          <table:table-cell table:style-name="ce2" table:formula="of:=[.J9]/[.J$3]" office:value-type="float" office:value="4.0975" calcext:value-type="float">
            <text:p>4.10</text:p>
          </table:table-cell>
          <table:table-cell table:style-name="ce2" table:formula="of:=[.K9]/[.K$3]" office:value-type="float" office:value="4.0421" calcext:value-type="float">
            <text:p>4.04</text:p>
          </table:table-cell>
          <table:table-cell table:style-name="ce2" table:formula="of:=[.L9]/[.L$3]" office:value-type="float" office:value="3.99499" calcext:value-type="float">
            <text:p>3.99</text:p>
          </table:table-cell>
          <table:table-cell/>
        </table:table-row>
        <table:table-row table:style-name="ro1">
          <table:table-cell table:style-name="ce6" table:formula="of:=[.A10]" office:value-type="string" office:string-value="dll_boxroot" calcext:value-type="string">
            <text:p>dll_boxroot</text:p>
          </table:table-cell>
          <table:table-cell table:style-name="ce2" table:formula="of:=[.B10]/[.B$3]" office:value-type="float" office:value="38.79" calcext:value-type="float">
            <text:p>38.79</text:p>
          </table:table-cell>
          <table:table-cell table:style-name="ce2" table:formula="of:=[.C10]/[.C$3]" office:value-type="float" office:value="21.66" calcext:value-type="float">
            <text:p>21.66</text:p>
          </table:table-cell>
          <table:table-cell table:style-name="ce2" table:formula="of:=[.D10]/[.D$3]" office:value-type="float" office:value="19.1633333333333" calcext:value-type="float">
            <text:p>19.16</text:p>
          </table:table-cell>
          <table:table-cell table:style-name="ce2" table:formula="of:=[.E10]/[.E$3]" office:value-type="float" office:value="17.4125" calcext:value-type="float">
            <text:p>17.41</text:p>
          </table:table-cell>
          <table:table-cell table:style-name="ce2" table:formula="of:=[.F10]/[.F$3]" office:value-type="float" office:value="17.072" calcext:value-type="float">
            <text:p>17.07</text:p>
          </table:table-cell>
          <table:table-cell table:style-name="ce2" table:formula="of:=[.G10]/[.G$3]" office:value-type="float" office:value="15.79875" calcext:value-type="float">
            <text:p>15.80</text:p>
          </table:table-cell>
          <table:table-cell table:style-name="ce2" table:formula="of:=[.H10]/[.H$3]" office:value-type="float" office:value="15.665" calcext:value-type="float">
            <text:p>15.67</text:p>
          </table:table-cell>
          <table:table-cell table:style-name="ce2" table:formula="of:=[.I10]/[.I$3]" office:value-type="float" office:value="14.5326666666667" calcext:value-type="float">
            <text:p>14.53</text:p>
          </table:table-cell>
          <table:table-cell table:style-name="ce2" table:formula="of:=[.J10]/[.J$3]" office:value-type="float" office:value="13.8977" calcext:value-type="float">
            <text:p>13.90</text:p>
          </table:table-cell>
          <table:table-cell table:style-name="ce2" table:formula="of:=[.K10]/[.K$3]" office:value-type="float" office:value="13.8308333333333" calcext:value-type="float">
            <text:p>13.83</text:p>
          </table:table-cell>
          <table:table-cell table:style-name="ce2" table:formula="of:=[.L10]/[.L$3]" office:value-type="float" office:value="13.73583" calcext:value-type="float">
            <text:p>13.74</text:p>
          </table:table-cell>
          <table:table-cell/>
        </table:table-row>
        <table:table-row table:style-name="ro1">
          <table:table-cell table:style-name="ce6" table:formula="of:=[.A11]" office:value-type="string" office:string-value="rem_boxroot" calcext:value-type="string">
            <text:p>rem_boxroot</text:p>
          </table:table-cell>
          <table:table-cell table:style-name="ce2" table:formula="of:=[.B11]/[.B$3]" office:value-type="float" office:value="21.12" calcext:value-type="float">
            <text:p>21.12</text:p>
          </table:table-cell>
          <table:table-cell table:style-name="ce2" table:formula="of:=[.C11]/[.C$3]" office:value-type="float" office:value="16.14" calcext:value-type="float">
            <text:p>16.14</text:p>
          </table:table-cell>
          <table:table-cell table:style-name="ce2" table:formula="of:=[.D11]/[.D$3]" office:value-type="float" office:value="14.4466666666667" calcext:value-type="float">
            <text:p>14.45</text:p>
          </table:table-cell>
          <table:table-cell table:style-name="ce2" table:formula="of:=[.E11]/[.E$3]" office:value-type="float" office:value="13.575" calcext:value-type="float">
            <text:p>13.58</text:p>
          </table:table-cell>
          <table:table-cell table:style-name="ce2" table:formula="of:=[.F11]/[.F$3]" office:value-type="float" office:value="13.132" calcext:value-type="float">
            <text:p>13.13</text:p>
          </table:table-cell>
          <table:table-cell table:style-name="ce2" table:formula="of:=[.G11]/[.G$3]" office:value-type="float" office:value="12.28" calcext:value-type="float">
            <text:p>12.28</text:p>
          </table:table-cell>
          <table:table-cell table:style-name="ce2" table:formula="of:=[.H11]/[.H$3]" office:value-type="float" office:value="12.008" calcext:value-type="float">
            <text:p>12.01</text:p>
          </table:table-cell>
          <table:table-cell table:style-name="ce2" table:formula="of:=[.I11]/[.I$3]" office:value-type="float" office:value="11.595" calcext:value-type="float">
            <text:p>11.60</text:p>
          </table:table-cell>
          <table:table-cell table:style-name="ce2" table:formula="of:=[.J11]/[.J$3]" office:value-type="float" office:value="11.1447" calcext:value-type="float">
            <text:p>11.14</text:p>
          </table:table-cell>
          <table:table-cell table:style-name="ce2" table:formula="of:=[.K11]/[.K$3]" office:value-type="float" office:value="10.9914" calcext:value-type="float">
            <text:p>10.99</text:p>
          </table:table-cell>
          <table:table-cell table:style-name="ce2" table:formula="of:=[.L11]/[.L$3]" office:value-type="float" office:value="11.02998" calcext:value-type="float">
            <text:p>11.03</text:p>
          </table:table-cell>
          <table:table-cell/>
        </table:table-row>
        <table:table-row table:style-name="ro1">
          <table:table-cell table:style-name="ce6" table:formula="of:=[.A12]" office:value-type="string" office:string-value="Global roots" calcext:value-type="string">
            <text:p>Global roots</text:p>
          </table:table-cell>
          <table:table-cell table:style-name="ce2" table:formula="of:=[.B12]/[.B$3]" office:value-type="float" office:value="106.39" calcext:value-type="float">
            <text:p>106.39</text:p>
          </table:table-cell>
          <table:table-cell table:style-name="ce2" table:formula="of:=[.C12]/[.C$3]" office:value-type="float" office:value="74.435" calcext:value-type="float">
            <text:p>74.44</text:p>
          </table:table-cell>
          <table:table-cell table:style-name="ce2" table:formula="of:=[.D12]/[.D$3]" office:value-type="float" office:value="63.9866666666667" calcext:value-type="float">
            <text:p>63.99</text:p>
          </table:table-cell>
          <table:table-cell table:style-name="ce2" table:formula="of:=[.E12]/[.E$3]" office:value-type="float" office:value="57.29" calcext:value-type="float">
            <text:p>57.29</text:p>
          </table:table-cell>
          <table:table-cell table:style-name="ce2" table:formula="of:=[.F12]/[.F$3]" office:value-type="float" office:value="56.166" calcext:value-type="float">
            <text:p>56.17</text:p>
          </table:table-cell>
          <table:table-cell table:style-name="ce2" table:formula="of:=[.G12]/[.G$3]" office:value-type="float" office:value="49.9325" calcext:value-type="float">
            <text:p>49.93</text:p>
          </table:table-cell>
          <table:table-cell table:style-name="ce2" table:formula="of:=[.H12]/[.H$3]" office:value-type="float" office:value="47.878" calcext:value-type="float">
            <text:p>47.88</text:p>
          </table:table-cell>
          <table:table-cell table:style-name="ce2" table:formula="of:=[.I12]/[.I$3]" office:value-type="float" office:value="41.0963333333333" calcext:value-type="float">
            <text:p>41.10</text:p>
          </table:table-cell>
          <table:table-cell table:style-name="ce2" table:formula="of:=[.J12]/[.J$3]" office:value-type="float" office:value="38.9933" calcext:value-type="float">
            <text:p>38.99</text:p>
          </table:table-cell>
          <table:table-cell table:style-name="ce2" table:formula="of:=[.K12]/[.K$3]" office:value-type="float" office:value="38.1038" calcext:value-type="float">
            <text:p>38.10</text:p>
          </table:table-cell>
          <table:table-cell table:style-name="ce2" table:formula="of:=[.L12]/[.L$3]" office:value-type="float" office:value="37.6429" calcext:value-type="float">
            <text:p>37.64</text:p>
          </table:table-cell>
          <table:table-cell/>
        </table:table-row>
        <table:table-row table:style-name="ro1" table:number-rows-repeated="15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(no boxing)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5.97" calcext:value-type="float">
            <text:p>5.97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ref (via C)</text:p>
          </table:table-cell>
          <table:table-cell office:value-type="float" office:value="2.17" calcext:value-type="float">
            <text:p>2.17</text:p>
          </table:table-cell>
          <table:table-cell office:value-type="float" office:value="6.61" calcext:value-type="float">
            <text:p>6.61</text:p>
          </table:table-cell>
          <table:table-cell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.72" calcext:value-type="float">
            <text:p>5.72</text:p>
          </table:table-cell>
          <table:table-cell office:value-type="float" office:value="10.44" calcext:value-type="float">
            <text:p>10.44</text:p>
          </table:table-cell>
          <table:table-cell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.88" calcext:value-type="float">
            <text:p>1.88</text:p>
          </table:table-cell>
          <table:table-cell office:value-type="float" office:value="5.89" calcext:value-type="float">
            <text:p>5.89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table:formula="of:=[.A44]" office:value-type="string" office:string-value="OCaml (no boxing)" calcext:value-type="string">
            <text:p>OCaml (no boxing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5]" office:value-type="string" office:string-value="OCaml ref (via C)" calcext:value-type="string">
            <text:p>OCaml ref (via C)</text:p>
          </table:table-cell>
          <table:table-cell table:formula="of:=[.B45]/[.B$44]" office:value-type="float" office:value="1.2122905027933" calcext:value-type="float">
            <text:p>1.2122905027933</text:p>
          </table:table-cell>
          <table:table-cell table:formula="of:=[.C45]/[.C$44]" office:value-type="float" office:value="1.107202680067" calcext:value-type="float">
            <text:p>1.107202680067</text:p>
          </table:table-cell>
          <table:table-cell table:formula="of:=[.D45]/[.D$44]" office:value-type="float" office:value="1.50537634408602" calcext:value-type="float">
            <text:p>1.50537634408602</text:p>
          </table:table-cell>
          <table:table-cell table:number-columns-repeated="9"/>
        </table:table-row>
        <table:table-row table:style-name="ro1">
          <table:table-cell table:formula="of:=[.A46]" office:value-type="string" office:string-value="Generational roots" calcext:value-type="string">
            <text:p>Generational roots</text:p>
          </table:table-cell>
          <table:table-cell table:formula="of:=[.B46]/[.B$44]" office:value-type="float" office:value="3.19553072625698" calcext:value-type="float">
            <text:p>3.19553072625698</text:p>
          </table:table-cell>
          <table:table-cell table:formula="of:=[.C46]/[.C$44]" office:value-type="float" office:value="1.74874371859296" calcext:value-type="float">
            <text:p>1.74874371859296</text:p>
          </table:table-cell>
          <table:table-cell table:formula="of:=[.D46]/[.D$44]" office:value-type="float" office:value="1.2258064516129" calcext:value-type="float">
            <text:p>1.2258064516129</text:p>
          </table:table-cell>
          <table:table-cell table:number-columns-repeated="9"/>
        </table:table-row>
        <table:table-row table:style-name="ro1">
          <table:table-cell table:formula="of:=[.A47]" office:value-type="string" office:string-value="Boxroot" calcext:value-type="string">
            <text:p>Boxroot</text:p>
          </table:table-cell>
          <table:table-cell table:formula="of:=[.B47]/[.B$44]" office:value-type="float" office:value="1.05027932960894" calcext:value-type="float">
            <text:p>1.05027932960894</text:p>
          </table:table-cell>
          <table:table-cell table:formula="of:=[.C47]/[.C$44]" office:value-type="float" office:value="0.986599664991625" calcext:value-type="float">
            <text:p>0.986599664991625</text:p>
          </table:table-cell>
          <table:table-cell table:formula="of:=[.D47]/[.D$44]" office:value-type="float" office:value="1.16129032258065" calcext:value-type="float">
            <text:p>1.16129032258065</text:p>
          </table:table-cell>
          <table:table-cell table:number-columns-repeated="9"/>
        </table:table-row>
      </table:table>
      <table:table table:name="Multicore" table:style-name="ta1">
        <table:shapes>
          <draw:frame draw:z-index="0" draw:style-name="gr1" draw:text-style-name="P1" svg:width="20.457cm" svg:height="13.627cm" svg:x="10.363cm" svg:y="13.282cm">
            <draw:object draw:notify-on-update-of-ranges="Multicore.B15:Multicore.L15 Multicore.B15:Multicore.L15 Multicore.A18:Multicore.A18 Multicore.B18:Multicore.L18 Multicore.B15:Multicore.L15 Multicore.A21:Multicore.A21 Multicore.B21:Multicore.L21 Multicore.B15:Multicore.L15 Multicore.A17:Multicore.A17 Multicore.B17:Multicore.L17 Multicore.B15:Multicore.L15 Multicore.A16:Multicore.A16 Multicore.B16:Multicore.L16 Multicore.B15:Multicore.L15 Multicore.A20:Multicore.A20 Multicore.B20:Multicore.L20 Multicore.B15:Multicore.L15 Multicore.A19:Multicore.A19 Multicore.B19:Multicore.L19 Multicore.B15:Multicore.L15 Multicore.A24:Multicore.A24 Multicore.B24:Multicore.L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7.044cm" svg:height="10.492cm" svg:x="0cm" svg:y="29.379cm">
            <draw:object draw:notify-on-update-of-ranges="Multicore.B50:Multicore.D50 Multicore.A51:Multicore.A51 Multicore.B51:Multicore.D51 Multicore.A52:Multicore.A52 Multicore.B52:Multicore.D52 Multicore.A53:Multicore.A53 Multicore.B53:Multicore.D53 Multicore.A54:Multicore.A54 Multicore.B54:Multicore.D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.457cm" svg:height="13.627cm" svg:x="18.75cm" svg:y="27.493cm">
            <draw:object draw:notify-on-update-of-ranges="Multicore.B18:Multicore.L18 Multicore.A18:Multicore.A18 Multicore.B18:Multicore.L18 Multicore.B15:Multicore.L15 Multicore.B15:Multicore.L15 Multicore.A17:Multicore.A17 Multicore.B17:Multicore.L17 Multicore.B15:Multicore.L15 Multicore.A26:Multicore.A26 Multicore.B26:Multicore.L26 Multicore.B15:Multicore.L15 Multicore.A16:Multicore.A16 Multicore.B16:Multicore.L16 Multicore.B15:Multicore.L15 Multicore.A25:Multicore.A25 Multicore.B25:Multicore.L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ocal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20.66" calcext:value-type="float">
            <text:p>20.66</text:p>
          </table:table-cell>
          <table:table-cell office:value-type="float" office:value="34.06" calcext:value-type="float">
            <text:p>34.06</text:p>
          </table:table-cell>
          <table:table-cell office:value-type="float" office:value="46.17" calcext:value-type="float">
            <text:p>46.17</text:p>
          </table:table-cell>
          <table:table-cell office:value-type="float" office:value="58.07" calcext:value-type="float">
            <text:p>58.07</text:p>
          </table:table-cell>
          <table:table-cell office:value-type="float" office:value="70.6" calcext:value-type="float">
            <text:p>70.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8.67" calcext:value-type="float">
            <text:p>128.67</text:p>
          </table:table-cell>
          <table:table-cell office:value-type="float" office:value="369.37" calcext:value-type="float">
            <text:p>369.37</text:p>
          </table:table-cell>
          <table:table-cell office:value-type="float" office:value="1244.37" calcext:value-type="float">
            <text:p>1244.37</text:p>
          </table:table-cell>
          <table:table-cell office:value-type="float" office:value="3640.67" calcext:value-type="float">
            <text:p>3640.67</text:p>
          </table:table-cell>
          <table:table-cell office:value-type="float" office:value="12176.98" calcext:value-type="float">
            <text:p>12176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ocal roots</text:p>
          </table:table-cell>
          <table:table-cell office:value-type="float" office:value="15.61" calcext:value-type="float">
            <text:p>15.61</text:p>
          </table:table-cell>
          <table:table-cell office:value-type="float" office:value="28.71" calcext:value-type="float">
            <text:p>28.71</text:p>
          </table:table-cell>
          <table:table-cell office:value-type="float" office:value="42.89" calcext:value-type="float">
            <text:p>42.89</text:p>
          </table:table-cell>
          <table:table-cell office:value-type="float" office:value="56.73" calcext:value-type="float">
            <text:p>56.73</text:p>
          </table:table-cell>
          <table:table-cell office:value-type="float" office:value="71.58" calcext:value-type="float">
            <text:p>71.58</text:p>
          </table:table-cell>
          <table:table-cell office:value-type="float" office:value="112.7" calcext:value-type="float">
            <text:p>112.7</text:p>
          </table:table-cell>
          <table:table-cell office:value-type="float" office:value="142.28" calcext:value-type="float">
            <text:p>142.28</text:p>
          </table:table-cell>
          <table:table-cell office:value-type="float" office:value="437.12" calcext:value-type="float">
            <text:p>437.12</text:p>
          </table:table-cell>
          <table:table-cell office:value-type="float" office:value="1518" calcext:value-type="float">
            <text:p>1518</text:p>
          </table:table-cell>
          <table:table-cell office:value-type="float" office:value="4766.75" calcext:value-type="float">
            <text:p>4766.75</text:p>
          </table:table-cell>
          <table:table-cell office:value-type="float" office:value="16348" calcext:value-type="float">
            <text:p>163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(no C call)</text:p>
          </table:table-cell>
          <table:table-cell office:value-type="float" office:value="4.54" calcext:value-type="float">
            <text:p>4.54</text:p>
          </table:table-cell>
          <table:table-cell office:value-type="float" office:value="7.94" calcext:value-type="float">
            <text:p>7.94</text:p>
          </table:table-cell>
          <table:table-cell office:value-type="float" office:value="11.43" calcext:value-type="float">
            <text:p>11.43</text:p>
          </table:table-cell>
          <table:table-cell office:value-type="float" office:value="15.01" calcext:value-type="float">
            <text:p>15.01</text:p>
          </table:table-cell>
          <table:table-cell office:value-type="float" office:value="18.03" calcext:value-type="float">
            <text:p>18.03</text:p>
          </table:table-cell>
          <table:table-cell office:value-type="float" office:value="28.76" calcext:value-type="float">
            <text:p>28.76</text:p>
          </table:table-cell>
          <table:table-cell office:value-type="float" office:value="35.05" calcext:value-type="float">
            <text:p>35.05</text:p>
          </table:table-cell>
          <table:table-cell office:value-type="float" office:value="110.66" calcext:value-type="float">
            <text:p>110.66</text:p>
          </table:table-cell>
          <table:table-cell office:value-type="float" office:value="356.5" calcext:value-type="float">
            <text:p>356.5</text:p>
          </table:table-cell>
          <table:table-cell office:value-type="float" office:value="1028.65" calcext:value-type="float">
            <text:p>1028.65</text:p>
          </table:table-cell>
          <table:table-cell office:value-type="float" office:value="3504.85" calcext:value-type="float">
            <text:p>3504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174.42" calcext:value-type="float">
            <text:p>174.42</text:p>
          </table:table-cell>
          <table:table-cell office:value-type="float" office:value="216.87" calcext:value-type="float">
            <text:p>216.87</text:p>
          </table:table-cell>
          <table:table-cell office:value-type="float" office:value="281.93" calcext:value-type="float">
            <text:p>281.93</text:p>
          </table:table-cell>
          <table:table-cell office:value-type="float" office:value="327.26" calcext:value-type="float">
            <text:p>327.26</text:p>
          </table:table-cell>
          <table:table-cell office:value-type="float" office:value="386.11" calcext:value-type="float">
            <text:p>386.11</text:p>
          </table:table-cell>
          <table:table-cell office:value-type="float" office:value="545.2" calcext:value-type="float">
            <text:p>545.2</text:p>
          </table:table-cell>
          <table:table-cell office:value-type="float" office:value="640.19" calcext:value-type="float">
            <text:p>640.19</text:p>
          </table:table-cell>
          <table:table-cell office:value-type="float" office:value="1671.52" calcext:value-type="float">
            <text:p>1671.52</text:p>
          </table:table-cell>
          <table:table-cell office:value-type="float" office:value="5290.02" calcext:value-type="float">
            <text:p>5290.02</text:p>
          </table:table-cell>
          <table:table-cell office:value-type="float" office:value="15727.52" calcext:value-type="float">
            <text:p>15727.52</text:p>
          </table:table-cell>
          <table:table-cell office:value-type="float" office:value="52045.01" calcext:value-type="float">
            <text:p>52045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callee-save)</text:p>
          </table:table-cell>
          <table:table-cell office:value-type="float" office:value="31.27" calcext:value-type="float">
            <text:p>31.27</text:p>
          </table:table-cell>
          <table:table-cell office:value-type="float" office:value="40.06" calcext:value-type="float">
            <text:p>40.06</text:p>
          </table:table-cell>
          <table:table-cell office:value-type="float" office:value="58.24" calcext:value-type="float">
            <text:p>58.24</text:p>
          </table:table-cell>
          <table:table-cell office:value-type="float" office:value="73.84" calcext:value-type="float">
            <text:p>73.84</text:p>
          </table:table-cell>
          <table:table-cell office:value-type="float" office:value="89.09" calcext:value-type="float">
            <text:p>89.09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7.45" calcext:value-type="float">
            <text:p>157.45</text:p>
          </table:table-cell>
          <table:table-cell office:value-type="float" office:value="466.69" calcext:value-type="float">
            <text:p>466.69</text:p>
          </table:table-cell>
          <table:table-cell office:value-type="float" office:value="1515.36" calcext:value-type="float">
            <text:p>1515.36</text:p>
          </table:table-cell>
          <table:table-cell office:value-type="float" office:value="4902.21" calcext:value-type="float">
            <text:p>4902.21</text:p>
          </table:table-cell>
          <table:table-cell office:value-type="float" office:value="16675.78" calcext:value-type="float">
            <text:p>16675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ref (no C call)</text:p>
          </table:table-cell>
          <table:table-cell office:value-type="float" office:value="6.27" calcext:value-type="float">
            <text:p>6.27</text:p>
          </table:table-cell>
          <table:table-cell office:value-type="float" office:value="10.21" calcext:value-type="float">
            <text:p>10.21</text:p>
          </table:table-cell>
          <table:table-cell office:value-type="float" office:value="13.89" calcext:value-type="float">
            <text:p>13.89</text:p>
          </table:table-cell>
          <table:table-cell office:value-type="float" office:value="17.61" calcext:value-type="float">
            <text:p>17.61</text:p>
          </table:table-cell>
          <table:table-cell office:value-type="float" office:value="21.13" calcext:value-type="float">
            <text:p>21.13</text:p>
          </table:table-cell>
          <table:table-cell office:value-type="float" office:value="32.48" calcext:value-type="float">
            <text:p>32.48</text:p>
          </table:table-cell>
          <table:table-cell office:value-type="float" office:value="40.37" calcext:value-type="float">
            <text:p>40.37</text:p>
          </table:table-cell>
          <table:table-cell office:value-type="float" office:value="122.84" calcext:value-type="float">
            <text:p>122.84</text:p>
          </table:table-cell>
          <table:table-cell office:value-type="float" office:value="392.4" calcext:value-type="float">
            <text:p>392.4</text:p>
          </table:table-cell>
          <table:table-cell office:value-type="float" office:value="1138.77" calcext:value-type="float">
            <text:p>1138.77</text:p>
          </table:table-cell>
          <table:table-cell office:value-type="float" office:value="3724.38" calcext:value-type="float">
            <text:p>3724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dll_boxroot</text:p>
          </table:table-cell>
          <table:table-cell office:value-type="float" office:value="37.81" calcext:value-type="float">
            <text:p>37.81</text:p>
          </table:table-cell>
          <table:table-cell office:value-type="float" office:value="48.2" calcext:value-type="float">
            <text:p>48.2</text:p>
          </table:table-cell>
          <table:table-cell office:value-type="float" office:value="63.03" calcext:value-type="float">
            <text:p>63.03</text:p>
          </table:table-cell>
          <table:table-cell office:value-type="float" office:value="83.38" calcext:value-type="float">
            <text:p>83.38</text:p>
          </table:table-cell>
          <table:table-cell office:value-type="float" office:value="97.73" calcext:value-type="float">
            <text:p>97.73</text:p>
          </table:table-cell>
          <table:table-cell office:value-type="float" office:value="143.24" calcext:value-type="float">
            <text:p>143.24</text:p>
          </table:table-cell>
          <table:table-cell office:value-type="float" office:value="175.88" calcext:value-type="float">
            <text:p>175.88</text:p>
          </table:table-cell>
          <table:table-cell office:value-type="float" office:value="504.62" calcext:value-type="float">
            <text:p>504.62</text:p>
          </table:table-cell>
          <table:table-cell office:value-type="float" office:value="1600.98" calcext:value-type="float">
            <text:p>1600.98</text:p>
          </table:table-cell>
          <table:table-cell office:value-type="float" office:value="4737.23" calcext:value-type="float">
            <text:p>4737.23</text:p>
          </table:table-cell>
          <table:table-cell office:value-type="float" office:value="15841.3" calcext:value-type="float">
            <text:p>15841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em_boxroot</text:p>
          </table:table-cell>
          <table:table-cell office:value-type="float" office:value="24.73" calcext:value-type="float">
            <text:p>24.73</text:p>
          </table:table-cell>
          <table:table-cell office:value-type="float" office:value="38.5" calcext:value-type="float">
            <text:p>38.5</text:p>
          </table:table-cell>
          <table:table-cell office:value-type="float" office:value="51.38" calcext:value-type="float">
            <text:p>51.38</text:p>
          </table:table-cell>
          <table:table-cell office:value-type="float" office:value="63.88" calcext:value-type="float">
            <text:p>63.88</text:p>
          </table:table-cell>
          <table:table-cell office:value-type="float" office:value="78.36" calcext:value-type="float">
            <text:p>78.36</text:p>
          </table:table-cell>
          <table:table-cell office:value-type="float" office:value="116.22" calcext:value-type="float">
            <text:p>116.22</text:p>
          </table:table-cell>
          <table:table-cell office:value-type="float" office:value="144.04" calcext:value-type="float">
            <text:p>144.04</text:p>
          </table:table-cell>
          <table:table-cell office:value-type="float" office:value="404.26" calcext:value-type="float">
            <text:p>404.26</text:p>
          </table:table-cell>
          <table:table-cell office:value-type="float" office:value="1299.98" calcext:value-type="float">
            <text:p>1299.98</text:p>
          </table:table-cell>
          <table:table-cell office:value-type="float" office:value="3868.43" calcext:value-type="float">
            <text:p>3868.43</text:p>
          </table:table-cell>
          <table:table-cell office:value-type="float" office:value="12964.83" calcext:value-type="float">
            <text:p>12964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lobal roots</text:p>
          </table:table-cell>
          <table:table-cell office:value-type="float" office:value="142.67" calcext:value-type="float">
            <text:p>142.67</text:p>
          </table:table-cell>
          <table:table-cell office:value-type="float" office:value="197.66" calcext:value-type="float">
            <text:p>197.66</text:p>
          </table:table-cell>
          <table:table-cell office:value-type="float" office:value="251.11" calcext:value-type="float">
            <text:p>251.11</text:p>
          </table:table-cell>
          <table:table-cell office:value-type="float" office:value="304.7" calcext:value-type="float">
            <text:p>304.7</text:p>
          </table:table-cell>
          <table:table-cell office:value-type="float" office:value="363.59" calcext:value-type="float">
            <text:p>363.59</text:p>
          </table:table-cell>
          <table:table-cell office:value-type="float" office:value="514.42" calcext:value-type="float">
            <text:p>514.42</text:p>
          </table:table-cell>
          <table:table-cell office:value-type="float" office:value="616.85" calcext:value-type="float">
            <text:p>616.85</text:p>
          </table:table-cell>
          <table:table-cell office:value-type="float" office:value="1654.22" calcext:value-type="float">
            <text:p>1654.22</text:p>
          </table:table-cell>
          <table:table-cell office:value-type="float" office:value="5297.12" calcext:value-type="float">
            <text:p>5297.12</text:p>
          </table:table-cell>
          <table:table-cell office:value-type="float" office:value="15490.96" calcext:value-type="float">
            <text:p>15490.96</text:p>
          </table:table-cell>
          <table:table-cell office:value-type="float" office:value="50992.93" calcext:value-type="float">
            <text:p>50992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thread-unsafe)</text:p>
          </table:table-cell>
          <table:table-cell office:value-type="float" office:value="15.76" calcext:value-type="float">
            <text:p>15.76</text:p>
          </table:table-cell>
          <table:table-cell office:value-type="float" office:value="28.54" calcext:value-type="float">
            <text:p>28.54</text:p>
          </table:table-cell>
          <table:table-cell office:value-type="float" office:value="39.74" calcext:value-type="float">
            <text:p>39.74</text:p>
          </table:table-cell>
          <table:table-cell office:value-type="float" office:value="48.99" calcext:value-type="float">
            <text:p>48.99</text:p>
          </table:table-cell>
          <table:table-cell office:value-type="float" office:value="60.71" calcext:value-type="float">
            <text:p>60.71</text:p>
          </table:table-cell>
          <table:table-cell office:value-type="float" office:value="93.33" calcext:value-type="float">
            <text:p>93.33</text:p>
          </table:table-cell>
          <table:table-cell office:value-type="float" office:value="110.04" calcext:value-type="float">
            <text:p>110.04</text:p>
          </table:table-cell>
          <table:table-cell office:value-type="float" office:value="335.81" calcext:value-type="float">
            <text:p>335.81</text:p>
          </table:table-cell>
          <table:table-cell office:value-type="float" office:value="992.61" calcext:value-type="float">
            <text:p>992.61</text:p>
          </table:table-cell>
          <table:table-cell office:value-type="float" office:value="3035.96" calcext:value-type="float">
            <text:p>3035.96</text:p>
          </table:table-cell>
          <table:table-cell office:value-type="float" office:value="9815.08" calcext:value-type="float">
            <text:p>9815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forced remote)</text:p>
          </table:table-cell>
          <table:table-cell office:value-type="float" office:value="26.27" calcext:value-type="float">
            <text:p>26.27</text:p>
          </table:table-cell>
          <table:table-cell office:value-type="float" office:value="40.54" calcext:value-type="float">
            <text:p>40.54</text:p>
          </table:table-cell>
          <table:table-cell office:value-type="float" office:value="53.12" calcext:value-type="float">
            <text:p>53.12</text:p>
          </table:table-cell>
          <table:table-cell office:value-type="float" office:value="65.62" calcext:value-type="float">
            <text:p>65.62</text:p>
          </table:table-cell>
          <table:table-cell office:value-type="float" office:value="82.08" calcext:value-type="float">
            <text:p>82.08</text:p>
          </table:table-cell>
          <table:table-cell office:value-type="float" office:value="119.28" calcext:value-type="float">
            <text:p>119.28</text:p>
          </table:table-cell>
          <table:table-cell office:value-type="float" office:value="149.05" calcext:value-type="float">
            <text:p>149.05</text:p>
          </table:table-cell>
          <table:table-cell office:value-type="float" office:value="417.22" calcext:value-type="float">
            <text:p>417.22</text:p>
          </table:table-cell>
          <table:table-cell office:value-type="float" office:value="1351.1" calcext:value-type="float">
            <text:p>1351.1</text:p>
          </table:table-cell>
          <table:table-cell office:value-type="float" office:value="4001.79" calcext:value-type="float">
            <text:p>4001.79</text:p>
          </table:table-cell>
          <table:table-cell office:value-type="float" office:value="13355.86" calcext:value-type="float">
            <text:p>1335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4" office:value-type="string" calcext:value-type="string">
            <text:p>per 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6" table:formula="of:=[.A4]" office:value-type="string" office:string-value="Boxroot" calcext:value-type="string">
            <text:p>Boxroot</text:p>
          </table:table-cell>
          <table:table-cell table:style-name="ce2" table:formula="of:=[.B4]/[.B$3]" office:value-type="float" office:value="20.66" calcext:value-type="float">
            <text:p>20.66</text:p>
          </table:table-cell>
          <table:table-cell table:style-name="ce2" table:formula="of:=[.C4]/[.C$3]" office:value-type="float" office:value="17.03" calcext:value-type="float">
            <text:p>17.03</text:p>
          </table:table-cell>
          <table:table-cell table:style-name="ce2" table:formula="of:=[.D4]/[.D$3]" office:value-type="float" office:value="15.39" calcext:value-type="float">
            <text:p>15.39</text:p>
          </table:table-cell>
          <table:table-cell table:style-name="ce2" table:formula="of:=[.E4]/[.E$3]" office:value-type="float" office:value="14.5175" calcext:value-type="float">
            <text:p>14.52</text:p>
          </table:table-cell>
          <table:table-cell table:style-name="ce2" table:formula="of:=[.F4]/[.F$3]" office:value-type="float" office:value="14.12" calcext:value-type="float">
            <text:p>14.12</text:p>
          </table:table-cell>
          <table:table-cell table:style-name="ce2" table:formula="of:=[.G4]/[.G$3]" office:value-type="float" office:value="13.45875" calcext:value-type="float">
            <text:p>13.46</text:p>
          </table:table-cell>
          <table:table-cell table:style-name="ce2" table:formula="of:=[.H4]/[.H$3]" office:value-type="float" office:value="12.867" calcext:value-type="float">
            <text:p>12.87</text:p>
          </table:table-cell>
          <table:table-cell table:style-name="ce2" table:formula="of:=[.I4]/[.I$3]" office:value-type="float" office:value="12.3123333333333" calcext:value-type="float">
            <text:p>12.31</text:p>
          </table:table-cell>
          <table:table-cell table:style-name="ce2" table:formula="of:=[.J4]/[.J$3]" office:value-type="float" office:value="12.4437" calcext:value-type="float">
            <text:p>12.44</text:p>
          </table:table-cell>
          <table:table-cell table:style-name="ce2" table:formula="of:=[.K4]/[.K$3]" office:value-type="float" office:value="12.1355666666667" calcext:value-type="float">
            <text:p>12.14</text:p>
          </table:table-cell>
          <table:table-cell table:style-name="ce2" table:formula="of:=[.L4]/[.L$3]" office:value-type="float" office:value="12.17698" calcext:value-type="float">
            <text:p>12.18</text:p>
          </table:table-cell>
          <table:table-cell/>
        </table:table-row>
        <table:table-row table:style-name="ro1">
          <table:table-cell table:style-name="ce6" table:formula="of:=[.A5]" office:value-type="string" office:string-value="Local roots" calcext:value-type="string">
            <text:p>Local roots</text:p>
          </table:table-cell>
          <table:table-cell table:style-name="ce2" table:formula="of:=[.B5]/[.B$3]" office:value-type="float" office:value="15.61" calcext:value-type="float">
            <text:p>15.61</text:p>
          </table:table-cell>
          <table:table-cell table:style-name="ce2" table:formula="of:=[.C5]/[.C$3]" office:value-type="float" office:value="14.355" calcext:value-type="float">
            <text:p>14.36</text:p>
          </table:table-cell>
          <table:table-cell table:style-name="ce2" table:formula="of:=[.D5]/[.D$3]" office:value-type="float" office:value="14.2966666666667" calcext:value-type="float">
            <text:p>14.30</text:p>
          </table:table-cell>
          <table:table-cell table:style-name="ce2" table:formula="of:=[.E5]/[.E$3]" office:value-type="float" office:value="14.1825" calcext:value-type="float">
            <text:p>14.18</text:p>
          </table:table-cell>
          <table:table-cell table:style-name="ce2" table:formula="of:=[.F5]/[.F$3]" office:value-type="float" office:value="14.316" calcext:value-type="float">
            <text:p>14.32</text:p>
          </table:table-cell>
          <table:table-cell table:style-name="ce2" table:formula="of:=[.G5]/[.G$3]" office:value-type="float" office:value="14.0875" calcext:value-type="float">
            <text:p>14.09</text:p>
          </table:table-cell>
          <table:table-cell table:style-name="ce2" table:formula="of:=[.H5]/[.H$3]" office:value-type="float" office:value="14.228" calcext:value-type="float">
            <text:p>14.23</text:p>
          </table:table-cell>
          <table:table-cell table:style-name="ce2" table:formula="of:=[.I5]/[.I$3]" office:value-type="float" office:value="14.5706666666667" calcext:value-type="float">
            <text:p>14.57</text:p>
          </table:table-cell>
          <table:table-cell table:style-name="ce2" table:formula="of:=[.J5]/[.J$3]" office:value-type="float" office:value="15.18" calcext:value-type="float">
            <text:p>15.18</text:p>
          </table:table-cell>
          <table:table-cell table:style-name="ce2" table:formula="of:=[.K5]/[.K$3]" office:value-type="float" office:value="15.8891666666667" calcext:value-type="float">
            <text:p>15.89</text:p>
          </table:table-cell>
          <table:table-cell table:style-name="ce2" table:formula="of:=[.L5]/[.L$3]" office:value-type="float" office:value="16.348" calcext:value-type="float">
            <text:p>16.35</text:p>
          </table:table-cell>
          <table:table-cell/>
        </table:table-row>
        <table:table-row table:style-name="ro1">
          <table:table-cell table:style-name="ce6" table:formula="of:=[.A6]" office:value-type="string" office:string-value="OCaml (no C call)" calcext:value-type="string">
            <text:p>OCaml (no C call)</text:p>
          </table:table-cell>
          <table:table-cell table:style-name="ce2" table:formula="of:=[.B6]/[.B$3]" office:value-type="float" office:value="4.54" calcext:value-type="float">
            <text:p>4.54</text:p>
          </table:table-cell>
          <table:table-cell table:style-name="ce2" table:formula="of:=[.C6]/[.C$3]" office:value-type="float" office:value="3.97" calcext:value-type="float">
            <text:p>3.97</text:p>
          </table:table-cell>
          <table:table-cell table:style-name="ce2" table:formula="of:=[.D6]/[.D$3]" office:value-type="float" office:value="3.81" calcext:value-type="float">
            <text:p>3.81</text:p>
          </table:table-cell>
          <table:table-cell table:style-name="ce2" table:formula="of:=[.E6]/[.E$3]" office:value-type="float" office:value="3.7525" calcext:value-type="float">
            <text:p>3.75</text:p>
          </table:table-cell>
          <table:table-cell table:style-name="ce2" table:formula="of:=[.F6]/[.F$3]" office:value-type="float" office:value="3.606" calcext:value-type="float">
            <text:p>3.61</text:p>
          </table:table-cell>
          <table:table-cell table:style-name="ce2" table:formula="of:=[.G6]/[.G$3]" office:value-type="float" office:value="3.595" calcext:value-type="float">
            <text:p>3.60</text:p>
          </table:table-cell>
          <table:table-cell table:style-name="ce2" table:formula="of:=[.H6]/[.H$3]" office:value-type="float" office:value="3.505" calcext:value-type="float">
            <text:p>3.51</text:p>
          </table:table-cell>
          <table:table-cell table:style-name="ce2" table:formula="of:=[.I6]/[.I$3]" office:value-type="float" office:value="3.68866666666667" calcext:value-type="float">
            <text:p>3.69</text:p>
          </table:table-cell>
          <table:table-cell table:style-name="ce2" table:formula="of:=[.J6]/[.J$3]" office:value-type="float" office:value="3.565" calcext:value-type="float">
            <text:p>3.57</text:p>
          </table:table-cell>
          <table:table-cell table:style-name="ce2" table:formula="of:=[.K6]/[.K$3]" office:value-type="float" office:value="3.42883333333333" calcext:value-type="float">
            <text:p>3.43</text:p>
          </table:table-cell>
          <table:table-cell table:style-name="ce2" table:formula="of:=[.L6]/[.L$3]" office:value-type="float" office:value="3.50485" calcext:value-type="float">
            <text:p>3.50</text:p>
          </table:table-cell>
          <table:table-cell/>
        </table:table-row>
        <table:table-row table:style-name="ro1">
          <table:table-cell table:style-name="ce6" table:formula="of:=[.A7]" office:value-type="string" office:string-value="Generational roots" calcext:value-type="string">
            <text:p>Generational roots</text:p>
          </table:table-cell>
          <table:table-cell table:style-name="ce2" table:formula="of:=[.B7]/[.B$3]" office:value-type="float" office:value="174.42" calcext:value-type="float">
            <text:p>174.42</text:p>
          </table:table-cell>
          <table:table-cell table:style-name="ce2" table:formula="of:=[.C7]/[.C$3]" office:value-type="float" office:value="108.435" calcext:value-type="float">
            <text:p>108.44</text:p>
          </table:table-cell>
          <table:table-cell table:style-name="ce2" table:formula="of:=[.D7]/[.D$3]" office:value-type="float" office:value="93.9766666666667" calcext:value-type="float">
            <text:p>93.98</text:p>
          </table:table-cell>
          <table:table-cell table:style-name="ce2" table:formula="of:=[.E7]/[.E$3]" office:value-type="float" office:value="81.815" calcext:value-type="float">
            <text:p>81.82</text:p>
          </table:table-cell>
          <table:table-cell table:style-name="ce2" table:formula="of:=[.F7]/[.F$3]" office:value-type="float" office:value="77.222" calcext:value-type="float">
            <text:p>77.22</text:p>
          </table:table-cell>
          <table:table-cell table:style-name="ce2" table:formula="of:=[.G7]/[.G$3]" office:value-type="float" office:value="68.15" calcext:value-type="float">
            <text:p>68.15</text:p>
          </table:table-cell>
          <table:table-cell table:style-name="ce2" table:formula="of:=[.H7]/[.H$3]" office:value-type="float" office:value="64.019" calcext:value-type="float">
            <text:p>64.02</text:p>
          </table:table-cell>
          <table:table-cell table:style-name="ce2" table:formula="of:=[.I7]/[.I$3]" office:value-type="float" office:value="55.7173333333333" calcext:value-type="float">
            <text:p>55.72</text:p>
          </table:table-cell>
          <table:table-cell table:style-name="ce2" table:formula="of:=[.J7]/[.J$3]" office:value-type="float" office:value="52.9002" calcext:value-type="float">
            <text:p>52.90</text:p>
          </table:table-cell>
          <table:table-cell table:style-name="ce2" table:formula="of:=[.K7]/[.K$3]" office:value-type="float" office:value="52.4250666666667" calcext:value-type="float">
            <text:p>52.43</text:p>
          </table:table-cell>
          <table:table-cell table:style-name="ce2" table:formula="of:=[.L7]/[.L$3]" office:value-type="float" office:value="52.04501" calcext:value-type="float">
            <text:p>52.05</text:p>
          </table:table-cell>
          <table:table-cell/>
        </table:table-row>
        <table:table-row table:style-name="ro1">
          <table:table-cell table:style-name="ce6" table:formula="of:=[.A8]" office:value-type="string" office:string-value="Boxroot (callee-save)" calcext:value-type="string">
            <text:p>Boxroot (callee-save)</text:p>
          </table:table-cell>
          <table:table-cell table:style-name="ce2" table:formula="of:=[.B8]/[.B$3]" office:value-type="float" office:value="31.27" calcext:value-type="float">
            <text:p>31.27</text:p>
          </table:table-cell>
          <table:table-cell table:style-name="ce2" table:formula="of:=[.C8]/[.C$3]" office:value-type="float" office:value="20.03" calcext:value-type="float">
            <text:p>20.03</text:p>
          </table:table-cell>
          <table:table-cell table:style-name="ce2" table:formula="of:=[.D8]/[.D$3]" office:value-type="float" office:value="19.4133333333333" calcext:value-type="float">
            <text:p>19.41</text:p>
          </table:table-cell>
          <table:table-cell table:style-name="ce2" table:formula="of:=[.E8]/[.E$3]" office:value-type="float" office:value="18.46" calcext:value-type="float">
            <text:p>18.46</text:p>
          </table:table-cell>
          <table:table-cell table:style-name="ce2" table:formula="of:=[.F8]/[.F$3]" office:value-type="float" office:value="17.818" calcext:value-type="float">
            <text:p>17.82</text:p>
          </table:table-cell>
          <table:table-cell table:style-name="ce2" table:formula="of:=[.G8]/[.G$3]" office:value-type="float" office:value="15.835" calcext:value-type="float">
            <text:p>15.84</text:p>
          </table:table-cell>
          <table:table-cell table:style-name="ce2" table:formula="of:=[.H8]/[.H$3]" office:value-type="float" office:value="15.745" calcext:value-type="float">
            <text:p>15.75</text:p>
          </table:table-cell>
          <table:table-cell table:style-name="ce2" table:formula="of:=[.I8]/[.I$3]" office:value-type="float" office:value="15.5563333333333" calcext:value-type="float">
            <text:p>15.56</text:p>
          </table:table-cell>
          <table:table-cell table:style-name="ce2" table:formula="of:=[.J8]/[.J$3]" office:value-type="float" office:value="15.1536" calcext:value-type="float">
            <text:p>15.15</text:p>
          </table:table-cell>
          <table:table-cell table:style-name="ce2" table:formula="of:=[.K8]/[.K$3]" office:value-type="float" office:value="16.3407" calcext:value-type="float">
            <text:p>16.34</text:p>
          </table:table-cell>
          <table:table-cell table:style-name="ce2" table:formula="of:=[.L8]/[.L$3]" office:value-type="float" office:value="16.67578" calcext:value-type="float">
            <text:p>16.68</text:p>
          </table:table-cell>
          <table:table-cell/>
        </table:table-row>
        <table:table-row table:style-name="ro1">
          <table:table-cell table:style-name="ce6" table:formula="of:=[.A9]" office:value-type="string" office:string-value="OCaml ref (no C call)" calcext:value-type="string">
            <text:p>OCaml ref (no C call)</text:p>
          </table:table-cell>
          <table:table-cell table:style-name="ce2" table:formula="of:=[.B9]/[.B$3]" office:value-type="float" office:value="6.27" calcext:value-type="float">
            <text:p>6.27</text:p>
          </table:table-cell>
          <table:table-cell table:style-name="ce2" table:formula="of:=[.C9]/[.C$3]" office:value-type="float" office:value="5.105" calcext:value-type="float">
            <text:p>5.11</text:p>
          </table:table-cell>
          <table:table-cell table:style-name="ce2" table:formula="of:=[.D9]/[.D$3]" office:value-type="float" office:value="4.63" calcext:value-type="float">
            <text:p>4.63</text:p>
          </table:table-cell>
          <table:table-cell table:style-name="ce2" table:formula="of:=[.E9]/[.E$3]" office:value-type="float" office:value="4.4025" calcext:value-type="float">
            <text:p>4.40</text:p>
          </table:table-cell>
          <table:table-cell table:style-name="ce2" table:formula="of:=[.F9]/[.F$3]" office:value-type="float" office:value="4.226" calcext:value-type="float">
            <text:p>4.23</text:p>
          </table:table-cell>
          <table:table-cell table:style-name="ce2" table:formula="of:=[.G9]/[.G$3]" office:value-type="float" office:value="4.06" calcext:value-type="float">
            <text:p>4.06</text:p>
          </table:table-cell>
          <table:table-cell table:style-name="ce2" table:formula="of:=[.H9]/[.H$3]" office:value-type="float" office:value="4.037" calcext:value-type="float">
            <text:p>4.04</text:p>
          </table:table-cell>
          <table:table-cell table:style-name="ce2" table:formula="of:=[.I9]/[.I$3]" office:value-type="float" office:value="4.09466666666667" calcext:value-type="float">
            <text:p>4.09</text:p>
          </table:table-cell>
          <table:table-cell table:style-name="ce2" table:formula="of:=[.J9]/[.J$3]" office:value-type="float" office:value="3.924" calcext:value-type="float">
            <text:p>3.92</text:p>
          </table:table-cell>
          <table:table-cell table:style-name="ce2" table:formula="of:=[.K9]/[.K$3]" office:value-type="float" office:value="3.7959" calcext:value-type="float">
            <text:p>3.80</text:p>
          </table:table-cell>
          <table:table-cell table:style-name="ce2" table:formula="of:=[.L9]/[.L$3]" office:value-type="float" office:value="3.72438" calcext:value-type="float">
            <text:p>3.72</text:p>
          </table:table-cell>
          <table:table-cell/>
        </table:table-row>
        <table:table-row table:style-name="ro1">
          <table:table-cell table:style-name="ce6" table:formula="of:=[.A10]" office:value-type="string" office:string-value="dll_boxroot" calcext:value-type="string">
            <text:p>dll_boxroot</text:p>
          </table:table-cell>
          <table:table-cell table:style-name="ce2" table:formula="of:=[.B10]/[.B$3]" office:value-type="float" office:value="37.81" calcext:value-type="float">
            <text:p>37.81</text:p>
          </table:table-cell>
          <table:table-cell table:style-name="ce2" table:formula="of:=[.C10]/[.C$3]" office:value-type="float" office:value="24.1" calcext:value-type="float">
            <text:p>24.10</text:p>
          </table:table-cell>
          <table:table-cell table:style-name="ce2" table:formula="of:=[.D10]/[.D$3]" office:value-type="float" office:value="21.01" calcext:value-type="float">
            <text:p>21.01</text:p>
          </table:table-cell>
          <table:table-cell table:style-name="ce2" table:formula="of:=[.E10]/[.E$3]" office:value-type="float" office:value="20.845" calcext:value-type="float">
            <text:p>20.85</text:p>
          </table:table-cell>
          <table:table-cell table:style-name="ce2" table:formula="of:=[.F10]/[.F$3]" office:value-type="float" office:value="19.546" calcext:value-type="float">
            <text:p>19.55</text:p>
          </table:table-cell>
          <table:table-cell table:style-name="ce2" table:formula="of:=[.G10]/[.G$3]" office:value-type="float" office:value="17.905" calcext:value-type="float">
            <text:p>17.91</text:p>
          </table:table-cell>
          <table:table-cell table:style-name="ce2" table:formula="of:=[.H10]/[.H$3]" office:value-type="float" office:value="17.588" calcext:value-type="float">
            <text:p>17.59</text:p>
          </table:table-cell>
          <table:table-cell table:style-name="ce2" table:formula="of:=[.I10]/[.I$3]" office:value-type="float" office:value="16.8206666666667" calcext:value-type="float">
            <text:p>16.82</text:p>
          </table:table-cell>
          <table:table-cell table:style-name="ce2" table:formula="of:=[.J10]/[.J$3]" office:value-type="float" office:value="16.0098" calcext:value-type="float">
            <text:p>16.01</text:p>
          </table:table-cell>
          <table:table-cell table:style-name="ce2" table:formula="of:=[.K10]/[.K$3]" office:value-type="float" office:value="15.7907666666667" calcext:value-type="float">
            <text:p>15.79</text:p>
          </table:table-cell>
          <table:table-cell table:style-name="ce2" table:formula="of:=[.L10]/[.L$3]" office:value-type="float" office:value="15.8413" calcext:value-type="float">
            <text:p>15.84</text:p>
          </table:table-cell>
          <table:table-cell/>
        </table:table-row>
        <table:table-row table:style-name="ro1">
          <table:table-cell table:style-name="ce6" table:formula="of:=[.A11]" office:value-type="string" office:string-value="rem_boxroot" calcext:value-type="string">
            <text:p>rem_boxroot</text:p>
          </table:table-cell>
          <table:table-cell table:style-name="ce2" table:formula="of:=[.B11]/[.B$3]" office:value-type="float" office:value="24.73" calcext:value-type="float">
            <text:p>24.73</text:p>
          </table:table-cell>
          <table:table-cell table:style-name="ce2" table:formula="of:=[.C11]/[.C$3]" office:value-type="float" office:value="19.25" calcext:value-type="float">
            <text:p>19.25</text:p>
          </table:table-cell>
          <table:table-cell table:style-name="ce2" table:formula="of:=[.D11]/[.D$3]" office:value-type="float" office:value="17.1266666666667" calcext:value-type="float">
            <text:p>17.13</text:p>
          </table:table-cell>
          <table:table-cell table:style-name="ce2" table:formula="of:=[.E11]/[.E$3]" office:value-type="float" office:value="15.97" calcext:value-type="float">
            <text:p>15.97</text:p>
          </table:table-cell>
          <table:table-cell table:style-name="ce2" table:formula="of:=[.F11]/[.F$3]" office:value-type="float" office:value="15.672" calcext:value-type="float">
            <text:p>15.67</text:p>
          </table:table-cell>
          <table:table-cell table:style-name="ce2" table:formula="of:=[.G11]/[.G$3]" office:value-type="float" office:value="14.5275" calcext:value-type="float">
            <text:p>14.53</text:p>
          </table:table-cell>
          <table:table-cell table:style-name="ce2" table:formula="of:=[.H11]/[.H$3]" office:value-type="float" office:value="14.404" calcext:value-type="float">
            <text:p>14.40</text:p>
          </table:table-cell>
          <table:table-cell table:style-name="ce2" table:formula="of:=[.I11]/[.I$3]" office:value-type="float" office:value="13.4753333333333" calcext:value-type="float">
            <text:p>13.48</text:p>
          </table:table-cell>
          <table:table-cell table:style-name="ce2" table:formula="of:=[.J11]/[.J$3]" office:value-type="float" office:value="12.9998" calcext:value-type="float">
            <text:p>13.00</text:p>
          </table:table-cell>
          <table:table-cell table:style-name="ce2" table:formula="of:=[.K11]/[.K$3]" office:value-type="float" office:value="12.8947666666667" calcext:value-type="float">
            <text:p>12.89</text:p>
          </table:table-cell>
          <table:table-cell table:style-name="ce2" table:formula="of:=[.L11]/[.L$3]" office:value-type="float" office:value="12.96483" calcext:value-type="float">
            <text:p>12.96</text:p>
          </table:table-cell>
          <table:table-cell/>
        </table:table-row>
        <table:table-row table:style-name="ro1">
          <table:table-cell table:style-name="ce6" table:formula="of:=[.A12]" office:value-type="string" office:string-value="Global roots" calcext:value-type="string">
            <text:p>Global roots</text:p>
          </table:table-cell>
          <table:table-cell table:style-name="ce2" table:formula="of:=[.B12]/[.B$3]" office:value-type="float" office:value="142.67" calcext:value-type="float">
            <text:p>142.67</text:p>
          </table:table-cell>
          <table:table-cell table:style-name="ce2" table:formula="of:=[.C12]/[.C$3]" office:value-type="float" office:value="98.83" calcext:value-type="float">
            <text:p>98.83</text:p>
          </table:table-cell>
          <table:table-cell table:style-name="ce2" table:formula="of:=[.D12]/[.D$3]" office:value-type="float" office:value="83.7033333333333" calcext:value-type="float">
            <text:p>83.70</text:p>
          </table:table-cell>
          <table:table-cell table:style-name="ce2" table:formula="of:=[.E12]/[.E$3]" office:value-type="float" office:value="76.175" calcext:value-type="float">
            <text:p>76.18</text:p>
          </table:table-cell>
          <table:table-cell table:style-name="ce2" table:formula="of:=[.F12]/[.F$3]" office:value-type="float" office:value="72.718" calcext:value-type="float">
            <text:p>72.72</text:p>
          </table:table-cell>
          <table:table-cell table:style-name="ce2" table:formula="of:=[.G12]/[.G$3]" office:value-type="float" office:value="64.3025" calcext:value-type="float">
            <text:p>64.30</text:p>
          </table:table-cell>
          <table:table-cell table:style-name="ce2" table:formula="of:=[.H12]/[.H$3]" office:value-type="float" office:value="61.685" calcext:value-type="float">
            <text:p>61.69</text:p>
          </table:table-cell>
          <table:table-cell table:style-name="ce2" table:formula="of:=[.I12]/[.I$3]" office:value-type="float" office:value="55.1406666666667" calcext:value-type="float">
            <text:p>55.14</text:p>
          </table:table-cell>
          <table:table-cell table:style-name="ce2" table:formula="of:=[.J12]/[.J$3]" office:value-type="float" office:value="52.9712" calcext:value-type="float">
            <text:p>52.97</text:p>
          </table:table-cell>
          <table:table-cell table:style-name="ce2" table:formula="of:=[.K12]/[.K$3]" office:value-type="float" office:value="51.6365333333333" calcext:value-type="float">
            <text:p>51.64</text:p>
          </table:table-cell>
          <table:table-cell table:style-name="ce2" table:formula="of:=[.L12]/[.L$3]" office:value-type="float" office:value="50.99293" calcext:value-type="float">
            <text:p>50.99</text:p>
          </table:table-cell>
          <table:table-cell/>
        </table:table-row>
        <table:table-row table:style-name="ro1">
          <table:table-cell table:style-name="ce6" table:formula="of:=[.A13]" office:value-type="string" office:string-value="Boxroot (thread-unsafe)" calcext:value-type="string">
            <text:p>Boxroot (thread-unsafe)</text:p>
          </table:table-cell>
          <table:table-cell table:style-name="ce2" table:formula="of:=[.B13]/[.B$3]" office:value-type="float" office:value="15.76" calcext:value-type="float">
            <text:p>15.76</text:p>
          </table:table-cell>
          <table:table-cell table:style-name="ce2" table:formula="of:=[.C13]/[.C$3]" office:value-type="float" office:value="14.27" calcext:value-type="float">
            <text:p>14.27</text:p>
          </table:table-cell>
          <table:table-cell table:style-name="ce2" table:formula="of:=[.D13]/[.D$3]" office:value-type="float" office:value="13.2466666666667" calcext:value-type="float">
            <text:p>13.25</text:p>
          </table:table-cell>
          <table:table-cell table:style-name="ce2" table:formula="of:=[.E13]/[.E$3]" office:value-type="float" office:value="12.2475" calcext:value-type="float">
            <text:p>12.25</text:p>
          </table:table-cell>
          <table:table-cell table:style-name="ce2" table:formula="of:=[.F13]/[.F$3]" office:value-type="float" office:value="12.142" calcext:value-type="float">
            <text:p>12.14</text:p>
          </table:table-cell>
          <table:table-cell table:style-name="ce2" table:formula="of:=[.G13]/[.G$3]" office:value-type="float" office:value="11.66625" calcext:value-type="float">
            <text:p>11.67</text:p>
          </table:table-cell>
          <table:table-cell table:style-name="ce2" table:formula="of:=[.H13]/[.H$3]" office:value-type="float" office:value="11.004" calcext:value-type="float">
            <text:p>11.00</text:p>
          </table:table-cell>
          <table:table-cell table:style-name="ce2" table:formula="of:=[.I13]/[.I$3]" office:value-type="float" office:value="11.1936666666667" calcext:value-type="float">
            <text:p>11.19</text:p>
          </table:table-cell>
          <table:table-cell table:style-name="ce2" table:formula="of:=[.J13]/[.J$3]" office:value-type="float" office:value="9.9261" calcext:value-type="float">
            <text:p>9.93</text:p>
          </table:table-cell>
          <table:table-cell table:style-name="ce2" table:formula="of:=[.K13]/[.K$3]" office:value-type="float" office:value="10.1198666666667" calcext:value-type="float">
            <text:p>10.12</text:p>
          </table:table-cell>
          <table:table-cell table:style-name="ce2" table:formula="of:=[.L13]/[.L$3]" office:value-type="float" office:value="9.81508" calcext:value-type="float">
            <text:p>9.82</text:p>
          </table:table-cell>
          <table:table-cell/>
        </table:table-row>
        <table:table-row table:style-name="ro1">
          <table:table-cell table:style-name="ce6" table:formula="of:=[.A14]" office:value-type="string" office:string-value="Boxroot (forced remote)" calcext:value-type="string">
            <text:p>Boxroot (forced remote)</text:p>
          </table:table-cell>
          <table:table-cell table:style-name="ce2" table:formula="of:=[.B14]/[.B$3]" office:value-type="float" office:value="26.27" calcext:value-type="float">
            <text:p>26.27</text:p>
          </table:table-cell>
          <table:table-cell table:style-name="ce2" table:formula="of:=[.C14]/[.C$3]" office:value-type="float" office:value="20.27" calcext:value-type="float">
            <text:p>20.27</text:p>
          </table:table-cell>
          <table:table-cell table:style-name="ce2" table:formula="of:=[.D14]/[.D$3]" office:value-type="float" office:value="17.7066666666667" calcext:value-type="float">
            <text:p>17.71</text:p>
          </table:table-cell>
          <table:table-cell table:style-name="ce2" table:formula="of:=[.E14]/[.E$3]" office:value-type="float" office:value="16.405" calcext:value-type="float">
            <text:p>16.41</text:p>
          </table:table-cell>
          <table:table-cell table:style-name="ce2" table:formula="of:=[.F14]/[.F$3]" office:value-type="float" office:value="16.416" calcext:value-type="float">
            <text:p>16.42</text:p>
          </table:table-cell>
          <table:table-cell table:style-name="ce2" table:formula="of:=[.G14]/[.G$3]" office:value-type="float" office:value="14.91" calcext:value-type="float">
            <text:p>14.91</text:p>
          </table:table-cell>
          <table:table-cell table:style-name="ce2" table:formula="of:=[.H14]/[.H$3]" office:value-type="float" office:value="14.905" calcext:value-type="float">
            <text:p>14.91</text:p>
          </table:table-cell>
          <table:table-cell table:style-name="ce2" table:formula="of:=[.I14]/[.I$3]" office:value-type="float" office:value="13.9073333333333" calcext:value-type="float">
            <text:p>13.91</text:p>
          </table:table-cell>
          <table:table-cell table:style-name="ce2" table:formula="of:=[.J14]/[.J$3]" office:value-type="float" office:value="13.511" calcext:value-type="float">
            <text:p>13.51</text:p>
          </table:table-cell>
          <table:table-cell table:style-name="ce2" table:formula="of:=[.K14]/[.K$3]" office:value-type="float" office:value="13.3393" calcext:value-type="float">
            <text:p>13.34</text:p>
          </table:table-cell>
          <table:table-cell table:style-name="ce2" table:formula="of:=[.L14]/[.L$3]" office:value-type="float" office:value="13.35586" calcext:value-type="float">
            <text:p>13.36</text:p>
          </table:table-cell>
          <table:table-cell/>
        </table:table-row>
        <table:table-row table:style-name="ro1" table:number-rows-repeated="13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(no boxing)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ref (via C)</text:p>
          </table:table-cell>
          <table:table-cell office:value-type="float" office:value="1.62" calcext:value-type="float">
            <text:p>1.62</text:p>
          </table:table-cell>
          <table:table-cell office:value-type="float" office:value="2.98" calcext:value-type="float">
            <text:p>2.98</text:p>
          </table:table-cell>
          <table:table-cell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.43" calcext:value-type="float">
            <text:p>5.43</text:p>
          </table:table-cell>
          <table:table-cell office:value-type="float" office:value="4.8" calcext:value-type="float">
            <text:p>4.8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.42" calcext:value-type="float">
            <text:p>1.42</text:p>
          </table:table-cell>
          <table:table-cell office:value-type="float" office:value="2.86" calcext:value-type="float">
            <text:p>2.86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table:formula="of:=[.A46]" office:value-type="string" office:string-value="OCaml (no boxing)" calcext:value-type="string">
            <text:p>OCaml (no boxing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7]" office:value-type="string" office:string-value="OCaml ref (via C)" calcext:value-type="string">
            <text:p>OCaml ref (via C)</text:p>
          </table:table-cell>
          <table:table-cell table:formula="of:=[.B47]/[.B$46]" office:value-type="float" office:value="1.296" calcext:value-type="float">
            <text:p>1.296</text:p>
          </table:table-cell>
          <table:table-cell table:formula="of:=[.C47]/[.C$46]" office:value-type="float" office:value="1.05673758865248" calcext:value-type="float">
            <text:p>1.05673758865248</text:p>
          </table:table-cell>
          <table:table-cell table:formula="of:=[.D47]/[.D$46]" office:value-type="float" office:value="1.40277777777778" calcext:value-type="float">
            <text:p>1.40277777777778</text:p>
          </table:table-cell>
          <table:table-cell table:number-columns-repeated="9"/>
        </table:table-row>
        <table:table-row table:style-name="ro1">
          <table:table-cell table:formula="of:=[.A48]" office:value-type="string" office:string-value="Generational roots" calcext:value-type="string">
            <text:p>Generational roots</text:p>
          </table:table-cell>
          <table:table-cell table:formula="of:=[.B48]/[.B$46]" office:value-type="float" office:value="4.344" calcext:value-type="float">
            <text:p>4.344</text:p>
          </table:table-cell>
          <table:table-cell table:formula="of:=[.C48]/[.C$46]" office:value-type="float" office:value="1.70212765957447" calcext:value-type="float">
            <text:p>1.70212765957447</text:p>
          </table:table-cell>
          <table:table-cell table:formula="of:=[.D48]/[.D$46]" office:value-type="float" office:value="1.27777777777778" calcext:value-type="float">
            <text:p>1.27777777777778</text:p>
          </table:table-cell>
          <table:table-cell table:number-columns-repeated="9"/>
        </table:table-row>
        <table:table-row table:style-name="ro1">
          <table:table-cell table:formula="of:=[.A49]" office:value-type="string" office:string-value="Boxroot" calcext:value-type="string">
            <text:p>Boxroot</text:p>
          </table:table-cell>
          <table:table-cell table:formula="of:=[.B49]/[.B$46]" office:value-type="float" office:value="1.136" calcext:value-type="float">
            <text:p>1.136</text:p>
          </table:table-cell>
          <table:table-cell table:formula="of:=[.C49]/[.C$46]" office:value-type="float" office:value="1.01418439716312" calcext:value-type="float">
            <text:p>1.01418439716312</text:p>
          </table:table-cell>
          <table:table-cell table:formula="of:=[.D49]/[.D$46]" office:value-type="float" office:value="1.13888888888889" calcext:value-type="float">
            <text:p>1.138888888888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9:28:21.363992990</meta:creation-date>
    <dc:date>2022-08-03T05:55:24.231181011</dc:date>
    <meta:editing-duration>P1DT15H41M4S</meta:editing-duration>
    <meta:editing-cycles>9</meta:editing-cycles>
    <meta:generator>LibreOffice/7.3.4.2$Linux_X86_64 LibreOffice_project/30$Build-2</meta:generator>
    <meta:document-statistic meta:table-count="2" meta:cell-count="62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maximum="6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Long_20_Dot"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dash" draw:stroke-dash="Dot" svg:stroke-width="0.03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85c00" draw:fill-color="#b85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3690f4" draw:fill-color="#3690f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ot" svg:stroke-width="0.03cm" svg:stroke-color="#3690f4" draw:fill-color="#3690f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15cm" chart:symbol-height="0.15cm" chart:link-data-style-to-source="true"/>
      <style:graphic-properties draw:stroke="dash" draw:stroke-dash="Dot" svg:stroke-width="0.03cm" svg:stroke-color="#3faf46" draw:fill-color="#3faf4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15cm" chart:symbol-height="0.15cm" chart:link-data-style-to-source="true"/>
      <style:graphic-properties draw:stroke="dash" draw:stroke-dash="Dot" svg:stroke-width="0.03cm" svg:stroke-color="#127622" draw:fill-color="#127622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458cm" svg:height="13.628cm" xlink:href=".." xlink:type="simple" chart:class="chart:scatter" chart:row-mapping="5 4 8 7 6" chart:style-name="ch1">
        <chart:title svg:x="8.989cm" svg:y="0.407cm" chart:style-name="ch2">
          <text:p>Local roots</text:p>
        </chart:title>
        <chart:legend chart:legend-position="end" svg:x="14.802cm" svg:y="4.406cm" style:legend-expansion="high" chart:style-name="ch3"/>
        <chart:plot-area chart:style-name="ch4" table:cell-range-address="Feuille1.A13:Feuille1.L22" chart:data-source-has-labels="both" svg:x="1.537cm" svg:y="1.574cm" svg:width="12.856cm" svg:height="10.684cm">
          <chart:coordinate-region svg:x="2.423cm" svg:y="1.786cm" svg:width="11.598cm" svg:height="9.799cm"/>
          <chart:axis chart:dimension="x" chart:name="primary-x" chart:style-name="ch5" chartooo:axis-type="auto">
            <chart:title svg:x="7.743cm" svg:y="12.531cm" chart:style-name="ch6">
              <text:p>N</text:p>
            </chart:title>
            <chart:categories table:cell-range-address="Feuille1.B13:Feuille1.L13"/>
          </chart:axis>
          <chart:axis chart:dimension="y" chart:name="primary-y" chart:style-name="ch7">
            <chart:title svg:x="0.451cm" svg:y="8.3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Feuille1.B16:Feuille1.L16" chart:label-cell-address="Feuille1.A16:Feuille1.A16" chart:class="chart:scatter">
            <chart:domain table:cell-range-address="Feuille1.B13:Feuille1.L13"/>
            <chart:data-point chart:repeated="11"/>
          </chart:series>
          <chart:series chart:style-name="ch11" chart:values-cell-range-address="Feuille1.B19:Feuille1.L19" chart:label-cell-address="Feuille1.A19:Feuille1.A19" chart:class="chart:scatter">
            <chart:data-point chart:repeated="11"/>
          </chart:series>
          <chart:series chart:style-name="ch12" chart:values-cell-range-address="Feuille1.B15:Feuille1.L15" chart:label-cell-address="Feuille1.A15:Feuille1.A15" chart:class="chart:scatter">
            <chart:data-point/>
            <chart:data-point chart:style-name="ch13"/>
            <chart:data-point chart:repeated="9"/>
          </chart:series>
          <chart:series chart:style-name="ch14" chart:values-cell-range-address="Feuille1.B14:Feuille1.L14" chart:label-cell-address="Feuille1.A14:Feuille1.A14" chart:class="chart:scatter">
            <chart:data-point chart:repeated="11"/>
          </chart:series>
          <chart:series chart:style-name="ch15" chart:values-cell-range-address="Feuille1.B18:Feuille1.L18" chart:label-cell-address="Feuille1.A18:Feuille1.A18" chart:class="chart:scatter">
            <chart:data-point chart:repeated="11"/>
          </chart:series>
          <chart:series chart:style-name="ch16" chart:values-cell-range-address="Feuille1.B17:Feuille1.L17" chart:label-cell-address="Feuille1.A17:Feuille1.A17" chart:class="chart:scatter">
            <chart:data-point chart:repeated="11"/>
          </chart:series>
          <chart:series chart:style-name="ch17" chart:values-cell-range-address="Feuille1.B22:Feuille1.L22" chart:label-cell-address="Feuille1.A22:Feuille1.A22" chart:class="chart:scatter">
            <chart:data-point chart:repeated="11"/>
          </chart:series>
          <chart:series chart:style-name="ch18" chart:values-cell-range-address="Feuille1.B21:Feuille1.L21" chart:label-cell-address="Feuille1.A21:Feuille1.A21" chart:class="chart:scatter">
            <chart:data-point chart:repeated="11"/>
          </chart:series>
          <chart:series chart:style-name="ch19" chart:values-cell-range-address="Feuille1.B20:Feuille1.L20" chart:label-cell-address="Feuille1.A20:Feuille1.A20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B13:Feuille1.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Feuille1.A16:Feuille1.A16</svg:desc>
                </draw:g>
              </table:table-cell>
              <table:table-cell office:value-type="float" office:value="4.12">
                <text:p>4.12</text:p>
                <draw:g>
                  <svg:desc>Feuille1.B16:Feuille1.L16</svg:desc>
                </draw:g>
              </table:table-cell>
              <table:table-cell office:value-type="float" office:value="3.88">
                <text:p>3.88</text:p>
              </table:table-cell>
              <table:table-cell office:value-type="float" office:value="4.16">
                <text:p>4.16</text:p>
              </table:table-cell>
              <table:table-cell office:value-type="float" office:value="3.665">
                <text:p>3.665</text:p>
              </table:table-cell>
              <table:table-cell office:value-type="float" office:value="3.606">
                <text:p>3.606</text:p>
              </table:table-cell>
              <table:table-cell office:value-type="float" office:value="3.63875">
                <text:p>3.63875</text:p>
              </table:table-cell>
              <table:table-cell office:value-type="float" office:value="4.091">
                <text:p>4.091</text:p>
              </table:table-cell>
              <table:table-cell office:value-type="float" office:value="3.79133333333333">
                <text:p>3.79133333333333</text:p>
              </table:table-cell>
              <table:table-cell office:value-type="float" office:value="3.5712">
                <text:p>3.5712</text:p>
              </table:table-cell>
              <table:table-cell office:value-type="float" office:value="3.50543333333333">
                <text:p>3.50543333333333</text:p>
              </table:table-cell>
              <table:table-cell office:value-type="float" office:value="3.48606">
                <text:p>3.48606</text:p>
              </table:table-cell>
            </table:table-row>
            <table:table-row>
              <table:table-cell office:value-type="string">
                <text:p>OCaml ref (no C call)</text:p>
                <draw:g>
                  <svg:desc>Feuille1.A19:Feuille1.A19</svg:desc>
                </draw:g>
              </table:table-cell>
              <table:table-cell office:value-type="float" office:value="5.88">
                <text:p>5.88</text:p>
                <draw:g>
                  <svg:desc>Feuille1.B19:Feuille1.L19</svg:desc>
                </draw:g>
              </table:table-cell>
              <table:table-cell office:value-type="float" office:value="5.015">
                <text:p>5.015</text:p>
              </table:table-cell>
              <table:table-cell office:value-type="float" office:value="4.55666666666667">
                <text:p>4.55666666666667</text:p>
              </table:table-cell>
              <table:table-cell office:value-type="float" office:value="4.43">
                <text:p>4.43</text:p>
              </table:table-cell>
              <table:table-cell office:value-type="float" office:value="4.414">
                <text:p>4.414</text:p>
              </table:table-cell>
              <table:table-cell office:value-type="float" office:value="4.18875">
                <text:p>4.18875</text:p>
              </table:table-cell>
              <table:table-cell office:value-type="float" office:value="4.168">
                <text:p>4.168</text:p>
              </table:table-cell>
              <table:table-cell office:value-type="float" office:value="4.363">
                <text:p>4.363</text:p>
              </table:table-cell>
              <table:table-cell office:value-type="float" office:value="4.0975">
                <text:p>4.0975</text:p>
              </table:table-cell>
              <table:table-cell office:value-type="float" office:value="4.0421">
                <text:p>4.0421</text:p>
              </table:table-cell>
              <table:table-cell office:value-type="float" office:value="3.99499">
                <text:p>3.99499</text:p>
              </table:table-cell>
            </table:table-row>
            <table:table-row>
              <table:table-cell office:value-type="string">
                <text:p>Local roots</text:p>
                <draw:g>
                  <svg:desc>Feuille1.A15:Feuille1.A15</svg:desc>
                </draw:g>
              </table:table-cell>
              <table:table-cell office:value-type="float" office:value="12.19">
                <text:p>12.19</text:p>
                <draw:g>
                  <svg:desc>Feuille1.B15:Feuille1.L15</svg:desc>
                </draw:g>
              </table:table-cell>
              <table:table-cell office:value-type="float" office:value="11.735">
                <text:p>11.735</text:p>
              </table:table-cell>
              <table:table-cell office:value-type="float" office:value="11.8">
                <text:p>11.8</text:p>
              </table:table-cell>
              <table:table-cell office:value-type="float" office:value="11.44">
                <text:p>11.44</text:p>
              </table:table-cell>
              <table:table-cell office:value-type="float" office:value="11.492">
                <text:p>11.492</text:p>
              </table:table-cell>
              <table:table-cell office:value-type="float" office:value="11.38125">
                <text:p>11.38125</text:p>
              </table:table-cell>
              <table:table-cell office:value-type="float" office:value="11.383">
                <text:p>11.383</text:p>
              </table:table-cell>
              <table:table-cell office:value-type="float" office:value="12.0843333333333">
                <text:p>12.0843333333333</text:p>
              </table:table-cell>
              <table:table-cell office:value-type="float" office:value="11.9826">
                <text:p>11.9826</text:p>
              </table:table-cell>
              <table:table-cell office:value-type="float" office:value="13.2964">
                <text:p>13.2964</text:p>
              </table:table-cell>
              <table:table-cell office:value-type="float" office:value="12.83637">
                <text:p>12.83637</text:p>
              </table:table-cell>
            </table:table-row>
            <table:table-row>
              <table:table-cell office:value-type="string">
                <text:p>Boxroot</text:p>
                <draw:g>
                  <svg:desc>Feuille1.A14:Feuille1.A14</svg:desc>
                </draw:g>
              </table:table-cell>
              <table:table-cell office:value-type="float" office:value="12.86">
                <text:p>12.86</text:p>
                <draw:g>
                  <svg:desc>Feuille1.B14:Feuille1.L14</svg:desc>
                </draw:g>
              </table:table-cell>
              <table:table-cell office:value-type="float" office:value="11.105">
                <text:p>11.105</text:p>
              </table:table-cell>
              <table:table-cell office:value-type="float" office:value="10.32">
                <text:p>10.32</text:p>
              </table:table-cell>
              <table:table-cell office:value-type="float" office:value="9.8825">
                <text:p>9.8825</text:p>
              </table:table-cell>
              <table:table-cell office:value-type="float" office:value="9.29">
                <text:p>9.29</text:p>
              </table:table-cell>
              <table:table-cell office:value-type="float" office:value="9.23375">
                <text:p>9.23375</text:p>
              </table:table-cell>
              <table:table-cell office:value-type="float" office:value="8.668">
                <text:p>8.668</text:p>
              </table:table-cell>
              <table:table-cell office:value-type="float" office:value="8.24333333333333">
                <text:p>8.24333333333333</text:p>
              </table:table-cell>
              <table:table-cell office:value-type="float" office:value="8.1223">
                <text:p>8.1223</text:p>
              </table:table-cell>
              <table:table-cell office:value-type="float" office:value="8.10753333333333">
                <text:p>8.10753333333333</text:p>
              </table:table-cell>
              <table:table-cell office:value-type="float" office:value="8.11687">
                <text:p>8.11687</text:p>
              </table:table-cell>
            </table:table-row>
            <table:table-row>
              <table:table-cell office:value-type="string">
                <text:p>Boxroot (callee-save)</text:p>
                <draw:g>
                  <svg:desc>Feuille1.A18:Feuille1.A18</svg:desc>
                </draw:g>
              </table:table-cell>
              <table:table-cell office:value-type="float" office:value="19.59">
                <text:p>19.59</text:p>
                <draw:g>
                  <svg:desc>Feuille1.B18:Feuille1.L18</svg:desc>
                </draw:g>
              </table:table-cell>
              <table:table-cell office:value-type="float" office:value="15.215">
                <text:p>15.215</text:p>
              </table:table-cell>
              <table:table-cell office:value-type="float" office:value="14.2733333333333">
                <text:p>14.2733333333333</text:p>
              </table:table-cell>
              <table:table-cell office:value-type="float" office:value="13.65">
                <text:p>13.65</text:p>
              </table:table-cell>
              <table:table-cell office:value-type="float" office:value="12.838">
                <text:p>12.838</text:p>
              </table:table-cell>
              <table:table-cell office:value-type="float" office:value="12.61">
                <text:p>12.61</text:p>
              </table:table-cell>
              <table:table-cell office:value-type="float" office:value="12.285">
                <text:p>12.285</text:p>
              </table:table-cell>
              <table:table-cell office:value-type="float" office:value="12.447">
                <text:p>12.447</text:p>
              </table:table-cell>
              <table:table-cell office:value-type="float" office:value="12.0204">
                <text:p>12.0204</text:p>
              </table:table-cell>
              <table:table-cell office:value-type="float" office:value="13.5848333333333">
                <text:p>13.5848333333333</text:p>
              </table:table-cell>
              <table:table-cell office:value-type="float" office:value="13.85628">
                <text:p>13.85628</text:p>
              </table:table-cell>
            </table:table-row>
            <table:table-row>
              <table:table-cell office:value-type="string">
                <text:p>Generational roots</text:p>
                <draw:g>
                  <svg:desc>Feuille1.A17:Feuille1.A17</svg:desc>
                </draw:g>
              </table:table-cell>
              <table:table-cell office:value-type="float" office:value="47.98">
                <text:p>47.98</text:p>
                <draw:g>
                  <svg:desc>Feuille1.B17:Feuille1.L17</svg:desc>
                </draw:g>
              </table:table-cell>
              <table:table-cell office:value-type="float" office:value="55.005">
                <text:p>55.005</text:p>
              </table:table-cell>
              <table:table-cell office:value-type="float" office:value="49.9266666666667">
                <text:p>49.9266666666667</text:p>
              </table:table-cell>
              <table:table-cell office:value-type="float" office:value="45.21">
                <text:p>45.21</text:p>
              </table:table-cell>
              <table:table-cell office:value-type="float" office:value="44.306">
                <text:p>44.306</text:p>
              </table:table-cell>
              <table:table-cell office:value-type="float" office:value="42.8525">
                <text:p>42.8525</text:p>
              </table:table-cell>
              <table:table-cell office:value-type="float" office:value="41.472">
                <text:p>41.472</text:p>
              </table:table-cell>
              <table:table-cell office:value-type="float" office:value="38.744">
                <text:p>38.744</text:p>
              </table:table-cell>
              <table:table-cell office:value-type="float" office:value="37.7821">
                <text:p>37.7821</text:p>
              </table:table-cell>
              <table:table-cell office:value-type="float" office:value="37.1934">
                <text:p>37.1934</text:p>
              </table:table-cell>
              <table:table-cell office:value-type="float" office:value="37.90595">
                <text:p>37.90595</text:p>
              </table:table-cell>
            </table:table-row>
            <table:table-row>
              <table:table-cell office:value-type="string">
                <text:p>Global roots</text:p>
                <draw:g>
                  <svg:desc>Feuille1.A22:Feuille1.A22</svg:desc>
                </draw:g>
              </table:table-cell>
              <table:table-cell office:value-type="float" office:value="106.39">
                <text:p>106.39</text:p>
                <draw:g>
                  <svg:desc>Feuille1.B22:Feuille1.L22</svg:desc>
                </draw:g>
              </table:table-cell>
              <table:table-cell office:value-type="float" office:value="74.435">
                <text:p>74.435</text:p>
              </table:table-cell>
              <table:table-cell office:value-type="float" office:value="63.9866666666667">
                <text:p>63.9866666666667</text:p>
              </table:table-cell>
              <table:table-cell office:value-type="float" office:value="57.29">
                <text:p>57.29</text:p>
              </table:table-cell>
              <table:table-cell office:value-type="float" office:value="56.166">
                <text:p>56.166</text:p>
              </table:table-cell>
              <table:table-cell office:value-type="float" office:value="49.9325">
                <text:p>49.9325</text:p>
              </table:table-cell>
              <table:table-cell office:value-type="float" office:value="47.878">
                <text:p>47.878</text:p>
              </table:table-cell>
              <table:table-cell office:value-type="float" office:value="41.0963333333333">
                <text:p>41.0963333333333</text:p>
              </table:table-cell>
              <table:table-cell office:value-type="float" office:value="38.9933">
                <text:p>38.9933</text:p>
              </table:table-cell>
              <table:table-cell office:value-type="float" office:value="38.1038">
                <text:p>38.1038</text:p>
              </table:table-cell>
              <table:table-cell office:value-type="float" office:value="37.6429">
                <text:p>37.6429</text:p>
              </table:table-cell>
            </table:table-row>
            <table:table-row>
              <table:table-cell office:value-type="string">
                <text:p>rem_boxroot</text:p>
                <draw:g>
                  <svg:desc>Feuille1.A21:Feuille1.A21</svg:desc>
                </draw:g>
              </table:table-cell>
              <table:table-cell office:value-type="float" office:value="21.12">
                <text:p>21.12</text:p>
                <draw:g>
                  <svg:desc>Feuille1.B21:Feuille1.L21</svg:desc>
                </draw:g>
              </table:table-cell>
              <table:table-cell office:value-type="float" office:value="16.14">
                <text:p>16.14</text:p>
              </table:table-cell>
              <table:table-cell office:value-type="float" office:value="14.4466666666667">
                <text:p>14.4466666666667</text:p>
              </table:table-cell>
              <table:table-cell office:value-type="float" office:value="13.575">
                <text:p>13.575</text:p>
              </table:table-cell>
              <table:table-cell office:value-type="float" office:value="13.132">
                <text:p>13.132</text:p>
              </table:table-cell>
              <table:table-cell office:value-type="float" office:value="12.28">
                <text:p>12.28</text:p>
              </table:table-cell>
              <table:table-cell office:value-type="float" office:value="12.008">
                <text:p>12.008</text:p>
              </table:table-cell>
              <table:table-cell office:value-type="float" office:value="11.595">
                <text:p>11.595</text:p>
              </table:table-cell>
              <table:table-cell office:value-type="float" office:value="11.1447">
                <text:p>11.1447</text:p>
              </table:table-cell>
              <table:table-cell office:value-type="float" office:value="10.9914">
                <text:p>10.9914</text:p>
              </table:table-cell>
              <table:table-cell office:value-type="float" office:value="11.02998">
                <text:p>11.02998</text:p>
              </table:table-cell>
            </table:table-row>
            <table:table-row>
              <table:table-cell office:value-type="string">
                <text:p>dll_boxroot</text:p>
                <draw:g>
                  <svg:desc>Feuille1.A20:Feuille1.A20</svg:desc>
                </draw:g>
              </table:table-cell>
              <table:table-cell office:value-type="float" office:value="38.79">
                <text:p>38.79</text:p>
                <draw:g>
                  <svg:desc>Feuille1.B20:Feuille1.L20</svg:desc>
                </draw:g>
              </table:table-cell>
              <table:table-cell office:value-type="float" office:value="21.66">
                <text:p>21.66</text:p>
              </table:table-cell>
              <table:table-cell office:value-type="float" office:value="19.1633333333333">
                <text:p>19.1633333333333</text:p>
              </table:table-cell>
              <table:table-cell office:value-type="float" office:value="17.4125">
                <text:p>17.4125</text:p>
              </table:table-cell>
              <table:table-cell office:value-type="float" office:value="17.072">
                <text:p>17.072</text:p>
              </table:table-cell>
              <table:table-cell office:value-type="float" office:value="15.79875">
                <text:p>15.79875</text:p>
              </table:table-cell>
              <table:table-cell office:value-type="float" office:value="15.665">
                <text:p>15.665</text:p>
              </table:table-cell>
              <table:table-cell office:value-type="float" office:value="14.5326666666667">
                <text:p>14.5326666666667</text:p>
              </table:table-cell>
              <table:table-cell office:value-type="float" office:value="13.8977">
                <text:p>13.8977</text:p>
              </table:table-cell>
              <table:table-cell office:value-type="float" office:value="13.8308333333333">
                <text:p>13.8308333333333</text:p>
              </table:table-cell>
              <table:table-cell office:value-type="float" office:value="13.73583">
                <text:p>13.73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2cm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cm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cm" draw:fill-color="#3690f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2cm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45cm" svg:height="10.493cm" xlink:href=".." xlink:type="simple" chart:class="chart:bar" chart:style-name="ch1">
        <chart:title svg:x="4.464cm" svg:y="0.248cm" chart:style-name="ch2">
          <text:p>Global roots (reference OCaml = 1)</text:p>
        </chart:title>
        <chart:legend chart:legend-position="end" svg:x="13.026cm" svg:y="4.148cm" style:legend-expansion="high" chart:style-name="ch3"/>
        <chart:plot-area chart:style-name="ch4" table:cell-range-address="Feuille1.A48:Feuille1.D52" chart:data-source-has-labels="both" svg:x="1.468cm" svg:y="1.448cm" svg:width="11.218cm" svg:height="8.836cm">
          <chart:coordinate-region svg:x="2.169cm" svg:y="1.66cm" svg:width="10.517cm" svg:height="7.951cm"/>
          <chart:axis chart:dimension="x" chart:name="primary-x" chart:style-name="ch5" chartooo:axis-type="auto">
            <chartooo:date-scale/>
            <chart:categories table:cell-range-address="Feuille1.B48:Feuille1.D48"/>
          </chart:axis>
          <chart:axis chart:dimension="y" chart:name="primary-y" chart:style-name="ch6">
            <chart:title svg:x="0.451cm" svg:y="7.199cm" chart:style-name="ch7">
              <text:p>relative duration</text:p>
            </chart:title>
            <chart:grid chart:style-name="ch8" chart:class="major"/>
          </chart:axis>
          <chart:series chart:style-name="ch9" chart:values-cell-range-address="Feuille1.B49:Feuille1.D49" chart:label-cell-address="Feuille1.A49:Feuille1.A49" chart:class="chart:bar">
            <chart:data-point chart:repeated="3"/>
          </chart:series>
          <chart:series chart:style-name="ch10" chart:values-cell-range-address="Feuille1.B50:Feuille1.D50" chart:label-cell-address="Feuille1.A50:Feuille1.A50" chart:class="chart:bar">
            <chart:data-point chart:repeated="3"/>
          </chart:series>
          <chart:series chart:style-name="ch11" chart:values-cell-range-address="Feuille1.B51:Feuille1.D51" chart:label-cell-address="Feuille1.A51:Feuille1.A51" chart:class="chart:bar">
            <chart:data-point chart:style-name="ch12"/>
            <chart:data-point chart:repeated="2"/>
          </chart:series>
          <chart:series chart:style-name="ch13" chart:values-cell-range-address="Feuille1.B52:Feuille1.D52" chart:label-cell-address="Feuille1.A52:Feuille1.A5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utations</text:p>
                <draw:g>
                  <svg:desc>Feuille1.B48:Feuille1.D48</svg:desc>
                </draw:g>
              </table:table-cell>
              <table:table-cell office:value-type="string">
                <text:p>Synthetic</text:p>
              </table:table-cell>
              <table:table-cell office:value-type="string">
                <text:p>Globroot</text:p>
              </table:table-cell>
            </table:table-row>
          </table:table-header-rows>
          <table:table-rows>
            <table:table-row>
              <table:table-cell office:value-type="string">
                <text:p>OCaml (no boxing)</text:p>
                <draw:g>
                  <svg:desc>Feuille1.A49:Feuille1.A49</svg:desc>
                </draw:g>
              </table:table-cell>
              <table:table-cell office:value-type="float" office:value="1">
                <text:p>1</text:p>
                <draw:g>
                  <svg:desc>Feuille1.B49:Feuille1.D4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aml ref (via C)</text:p>
                <draw:g>
                  <svg:desc>Feuille1.A50:Feuille1.A50</svg:desc>
                </draw:g>
              </table:table-cell>
              <table:table-cell office:value-type="float" office:value="1.2122905027933">
                <text:p>1.2122905027933</text:p>
                <draw:g>
                  <svg:desc>Feuille1.B50:Feuille1.D50</svg:desc>
                </draw:g>
              </table:table-cell>
              <table:table-cell office:value-type="float" office:value="1.107202680067">
                <text:p>1.107202680067</text:p>
              </table:table-cell>
              <table:table-cell office:value-type="float" office:value="1.50537634408602">
                <text:p>1.50537634408602</text:p>
              </table:table-cell>
            </table:table-row>
            <table:table-row>
              <table:table-cell office:value-type="string">
                <text:p>Generational roots</text:p>
                <draw:g>
                  <svg:desc>Feuille1.A51:Feuille1.A51</svg:desc>
                </draw:g>
              </table:table-cell>
              <table:table-cell office:value-type="float" office:value="3.19553072625698">
                <text:p>3.19553072625698</text:p>
                <draw:g>
                  <svg:desc>Feuille1.B51:Feuille1.D51</svg:desc>
                </draw:g>
              </table:table-cell>
              <table:table-cell office:value-type="float" office:value="1.74874371859296">
                <text:p>1.74874371859296</text:p>
              </table:table-cell>
              <table:table-cell office:value-type="float" office:value="1.2258064516129">
                <text:p>1.2258064516129</text:p>
              </table:table-cell>
            </table:table-row>
            <table:table-row>
              <table:table-cell office:value-type="string">
                <text:p>Boxroot</text:p>
                <draw:g>
                  <svg:desc>Feuille1.A52:Feuille1.A52</svg:desc>
                </draw:g>
              </table:table-cell>
              <table:table-cell office:value-type="float" office:value="1.05027932960894">
                <text:p>1.05027932960894</text:p>
                <draw:g>
                  <svg:desc>Feuille1.B52:Feuille1.D52</svg:desc>
                </draw:g>
              </table:table-cell>
              <table:table-cell office:value-type="float" office:value="0.986599664991625">
                <text:p>0.986599664991625</text:p>
              </table:table-cell>
              <table:table-cell office:value-type="float" office:value="1.16129032258065">
                <text:p>1.16129032258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Long_20_Dot"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dash" draw:stroke-dash="Dot" svg:stroke-width="0.03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85c00" draw:fill-color="#b85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3690f4" draw:fill-color="#3690f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ot" svg:stroke-width="0.03cm" svg:stroke-color="#3690f4" draw:fill-color="#3690f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458cm" svg:height="13.628cm" xlink:href=".." xlink:type="simple" chart:class="chart:scatter" chart:style-name="ch1">
        <chart:title svg:x="7.6cm" svg:y="0.407cm" chart:style-name="ch2">
          <text:p>Local roots (OCaml 5.0)</text:p>
        </chart:title>
        <chart:legend chart:legend-position="end" svg:x="14.802cm" svg:y="4.93cm" style:legend-expansion="high" chart:style-name="ch3"/>
        <chart:plot-area chart:style-name="ch4" table:cell-range-address="Multicore.B15:Multicore.L16 Multicore.A17:Multicore.L19 Multicore.A20:Multicore.L21 Multicore.A15:Multicore.A16 Multicore.A24:Multicore.L24" chart:data-source-has-labels="both" svg:x="1.537cm" svg:y="1.574cm" svg:width="12.856cm" svg:height="10.684cm">
          <chart:coordinate-region svg:x="2.608cm" svg:y="1.786cm" svg:width="11.413cm" svg:height="9.799cm"/>
          <chart:axis chart:dimension="x" chart:name="primary-x" chart:style-name="ch5" chartooo:axis-type="auto">
            <chart:title svg:x="7.743cm" svg:y="12.531cm" chart:style-name="ch6">
              <text:p>N</text:p>
            </chart:title>
            <chart:categories table:cell-range-address="Multicore.B15:Multicore.L15"/>
          </chart:axis>
          <chart:axis chart:dimension="y" chart:name="primary-y" chart:style-name="ch7">
            <chart:title svg:x="0.451cm" svg:y="8.3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Multicore.B18:Multicore.L18" chart:label-cell-address="Multicore.A18:Multicore.A18" chart:class="chart:scatter">
            <chart:domain table:cell-range-address="Multicore.B15:Multicore.L15"/>
            <chart:data-point chart:repeated="11"/>
          </chart:series>
          <chart:series chart:style-name="ch11" chart:values-cell-range-address="Multicore.B21:Multicore.L21" chart:label-cell-address="Multicore.A21:Multicore.A21" chart:class="chart:scatter">
            <chart:data-point chart:repeated="11"/>
          </chart:series>
          <chart:series chart:style-name="ch12" chart:values-cell-range-address="Multicore.B17:Multicore.L17" chart:label-cell-address="Multicore.A17:Multicore.A17" chart:class="chart:scatter">
            <chart:data-point/>
            <chart:data-point chart:style-name="ch13"/>
            <chart:data-point chart:repeated="9"/>
          </chart:series>
          <chart:series chart:style-name="ch14" chart:values-cell-range-address="Multicore.B16:Multicore.L16" chart:label-cell-address="Multicore.A16:Multicore.A16" chart:class="chart:scatter">
            <chart:data-point chart:repeated="11"/>
          </chart:series>
          <chart:series chart:style-name="ch15" chart:values-cell-range-address="Multicore.B20:Multicore.L20" chart:label-cell-address="Multicore.A20:Multicore.A20" chart:class="chart:scatter">
            <chart:data-point chart:repeated="11"/>
          </chart:series>
          <chart:series chart:style-name="ch16" chart:values-cell-range-address="Multicore.B19:Multicore.L19" chart:label-cell-address="Multicore.A19:Multicore.A19" chart:class="chart:scatter">
            <chart:data-point chart:repeated="11"/>
          </chart:series>
          <chart:series chart:style-name="ch17" chart:values-cell-range-address="Multicore.B24:Multicore.L24" chart:label-cell-address="Multicore.A24:Multicore.A24" chart:class="chart:scatte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Multicore.A18:Multicore.A18</svg:desc>
                </draw:g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  <table:table-row>
              <table:table-cell office:value-type="string">
                <text:p>OCaml ref (no C call)</text:p>
                <draw:g>
                  <svg:desc>Multicore.A21:Multicore.A21</svg:desc>
                </draw:g>
              </table:table-cell>
              <table:table-cell office:value-type="float" office:value="6.27">
                <text:p>6.27</text:p>
                <draw:g>
                  <svg:desc>Multicore.B21:Multicore.L21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4.4025">
                <text:p>4.4025</text:p>
              </table:table-cell>
              <table:table-cell office:value-type="float" office:value="4.226">
                <text:p>4.226</text:p>
              </table:table-cell>
              <table:table-cell office:value-type="float" office:value="4.06">
                <text:p>4.06</text:p>
              </table:table-cell>
              <table:table-cell office:value-type="float" office:value="4.037">
                <text:p>4.037</text:p>
              </table:table-cell>
              <table:table-cell office:value-type="float" office:value="4.09466666666667">
                <text:p>4.09466666666667</text:p>
              </table:table-cell>
              <table:table-cell office:value-type="float" office:value="3.924">
                <text:p>3.924</text:p>
              </table:table-cell>
              <table:table-cell office:value-type="float" office:value="3.7959">
                <text:p>3.7959</text:p>
              </table:table-cell>
              <table:table-cell office:value-type="float" office:value="3.72438">
                <text:p>3.72438</text:p>
              </table:table-cell>
            </table:table-row>
            <table:table-row>
              <table:table-cell office:value-type="string">
                <text:p>Local roots</text:p>
                <draw:g>
                  <svg:desc>Multicore.A17:Multicore.A17</svg:desc>
                </draw:g>
              </table:table-cell>
              <table:table-cell office:value-type="float" office:value="15.61">
                <text:p>15.61</text:p>
                <draw:g>
                  <svg:desc>Multicore.B17:Multicore.L17</svg:desc>
                </draw:g>
              </table:table-cell>
              <table:table-cell office:value-type="float" office:value="14.355">
                <text:p>14.355</text:p>
              </table:table-cell>
              <table:table-cell office:value-type="float" office:value="14.2966666666667">
                <text:p>14.2966666666667</text:p>
              </table:table-cell>
              <table:table-cell office:value-type="float" office:value="14.1825">
                <text:p>14.1825</text:p>
              </table:table-cell>
              <table:table-cell office:value-type="float" office:value="14.316">
                <text:p>14.316</text:p>
              </table:table-cell>
              <table:table-cell office:value-type="float" office:value="14.0875">
                <text:p>14.0875</text:p>
              </table:table-cell>
              <table:table-cell office:value-type="float" office:value="14.228">
                <text:p>14.228</text:p>
              </table:table-cell>
              <table:table-cell office:value-type="float" office:value="14.5706666666667">
                <text:p>14.5706666666667</text:p>
              </table:table-cell>
              <table:table-cell office:value-type="float" office:value="15.18">
                <text:p>15.18</text:p>
              </table:table-cell>
              <table:table-cell office:value-type="float" office:value="15.8891666666667">
                <text:p>15.8891666666667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Boxroot</text:p>
                <draw:g>
                  <svg:desc>Multicore.A16:Multicore.A16</svg:desc>
                </draw:g>
              </table:table-cell>
              <table:table-cell office:value-type="float" office:value="20.66">
                <text:p>20.66</text:p>
                <draw:g>
                  <svg:desc>Multicore.B16:Multicore.L16</svg:desc>
                </draw:g>
              </table:table-cell>
              <table:table-cell office:value-type="float" office:value="17.03">
                <text:p>17.03</text:p>
              </table:table-cell>
              <table:table-cell office:value-type="float" office:value="15.39">
                <text:p>15.39</text:p>
              </table:table-cell>
              <table:table-cell office:value-type="float" office:value="14.5175">
                <text:p>14.5175</text:p>
              </table:table-cell>
              <table:table-cell office:value-type="float" office:value="14.12">
                <text:p>14.12</text:p>
              </table:table-cell>
              <table:table-cell office:value-type="float" office:value="13.45875">
                <text:p>13.45875</text:p>
              </table:table-cell>
              <table:table-cell office:value-type="float" office:value="12.867">
                <text:p>12.867</text:p>
              </table:table-cell>
              <table:table-cell office:value-type="float" office:value="12.3123333333333">
                <text:p>12.3123333333333</text:p>
              </table:table-cell>
              <table:table-cell office:value-type="float" office:value="12.4437">
                <text:p>12.4437</text:p>
              </table:table-cell>
              <table:table-cell office:value-type="float" office:value="12.1355666666667">
                <text:p>12.1355666666667</text:p>
              </table:table-cell>
              <table:table-cell office:value-type="float" office:value="12.17698">
                <text:p>12.17698</text:p>
              </table:table-cell>
            </table:table-row>
            <table:table-row>
              <table:table-cell office:value-type="string">
                <text:p>Boxroot (callee-save)</text:p>
                <draw:g>
                  <svg:desc>Multicore.A20:Multicore.A20</svg:desc>
                </draw:g>
              </table:table-cell>
              <table:table-cell office:value-type="float" office:value="31.27">
                <text:p>31.27</text:p>
                <draw:g>
                  <svg:desc>Multicore.B20:Multicore.L20</svg:desc>
                </draw:g>
              </table:table-cell>
              <table:table-cell office:value-type="float" office:value="20.03">
                <text:p>20.03</text:p>
              </table:table-cell>
              <table:table-cell office:value-type="float" office:value="19.4133333333333">
                <text:p>19.4133333333333</text:p>
              </table:table-cell>
              <table:table-cell office:value-type="float" office:value="18.46">
                <text:p>18.46</text:p>
              </table:table-cell>
              <table:table-cell office:value-type="float" office:value="17.818">
                <text:p>17.818</text:p>
              </table:table-cell>
              <table:table-cell office:value-type="float" office:value="15.835">
                <text:p>15.835</text:p>
              </table:table-cell>
              <table:table-cell office:value-type="float" office:value="15.745">
                <text:p>15.745</text:p>
              </table:table-cell>
              <table:table-cell office:value-type="float" office:value="15.5563333333333">
                <text:p>15.5563333333333</text:p>
              </table:table-cell>
              <table:table-cell office:value-type="float" office:value="15.1536">
                <text:p>15.1536</text:p>
              </table:table-cell>
              <table:table-cell office:value-type="float" office:value="16.3407">
                <text:p>16.3407</text:p>
              </table:table-cell>
              <table:table-cell office:value-type="float" office:value="16.67578">
                <text:p>16.67578</text:p>
              </table:table-cell>
            </table:table-row>
            <table:table-row>
              <table:table-cell office:value-type="string">
                <text:p>Generational roots</text:p>
                <draw:g>
                  <svg:desc>Multicore.A19:Multicore.A19</svg:desc>
                </draw:g>
              </table:table-cell>
              <table:table-cell office:value-type="float" office:value="174.42">
                <text:p>174.42</text:p>
                <draw:g>
                  <svg:desc>Multicore.B19:Multicore.L19</svg:desc>
                </draw:g>
              </table:table-cell>
              <table:table-cell office:value-type="float" office:value="108.435">
                <text:p>108.435</text:p>
              </table:table-cell>
              <table:table-cell office:value-type="float" office:value="93.9766666666667">
                <text:p>93.9766666666667</text:p>
              </table:table-cell>
              <table:table-cell office:value-type="float" office:value="81.815">
                <text:p>81.815</text:p>
              </table:table-cell>
              <table:table-cell office:value-type="float" office:value="77.222">
                <text:p>77.222</text:p>
              </table:table-cell>
              <table:table-cell office:value-type="float" office:value="68.15">
                <text:p>68.15</text:p>
              </table:table-cell>
              <table:table-cell office:value-type="float" office:value="64.019">
                <text:p>64.019</text:p>
              </table:table-cell>
              <table:table-cell office:value-type="float" office:value="55.7173333333333">
                <text:p>55.7173333333333</text:p>
              </table:table-cell>
              <table:table-cell office:value-type="float" office:value="52.9002">
                <text:p>52.9002</text:p>
              </table:table-cell>
              <table:table-cell office:value-type="float" office:value="52.4250666666667">
                <text:p>52.4250666666667</text:p>
              </table:table-cell>
              <table:table-cell office:value-type="float" office:value="52.04501">
                <text:p>52.04501</text:p>
              </table:table-cell>
            </table:table-row>
            <table:table-row>
              <table:table-cell office:value-type="string">
                <text:p>Global roots</text:p>
                <draw:g>
                  <svg:desc>Multicore.A24:Multicore.A24</svg:desc>
                </draw:g>
              </table:table-cell>
              <table:table-cell office:value-type="float" office:value="142.67">
                <text:p>142.67</text:p>
                <draw:g>
                  <svg:desc>Multicore.B24:Multicore.L24</svg:desc>
                </draw:g>
              </table:table-cell>
              <table:table-cell office:value-type="float" office:value="98.83">
                <text:p>98.83</text:p>
              </table:table-cell>
              <table:table-cell office:value-type="float" office:value="83.7033333333333">
                <text:p>83.7033333333333</text:p>
              </table:table-cell>
              <table:table-cell office:value-type="float" office:value="76.175">
                <text:p>76.175</text:p>
              </table:table-cell>
              <table:table-cell office:value-type="float" office:value="72.718">
                <text:p>72.718</text:p>
              </table:table-cell>
              <table:table-cell office:value-type="float" office:value="64.3025">
                <text:p>64.3025</text:p>
              </table:table-cell>
              <table:table-cell office:value-type="float" office:value="61.685">
                <text:p>61.685</text:p>
              </table:table-cell>
              <table:table-cell office:value-type="float" office:value="55.1406666666667">
                <text:p>55.1406666666667</text:p>
              </table:table-cell>
              <table:table-cell office:value-type="float" office:value="52.9712">
                <text:p>52.9712</text:p>
              </table:table-cell>
              <table:table-cell office:value-type="float" office:value="51.6365333333333">
                <text:p>51.6365333333333</text:p>
              </table:table-cell>
              <table:table-cell office:value-type="float" office:value="50.99293">
                <text:p>50.992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2cm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cm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cm" draw:fill-color="#3690f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2cm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45cm" svg:height="10.493cm" xlink:href=".." xlink:type="simple" chart:class="chart:bar" chart:style-name="ch1">
        <chart:title svg:x="4.465cm" svg:y="0.248cm" chart:style-name="ch2">
          <text:p>Global roots (reference OCaml = 1)</text:p>
        </chart:title>
        <chart:legend chart:legend-position="end" svg:x="13.026cm" svg:y="4.148cm" style:legend-expansion="high" chart:style-name="ch3"/>
        <chart:plot-area chart:style-name="ch4" table:cell-range-address="Multicore.A50:Multicore.D54" chart:data-source-has-labels="both" svg:x="1.468cm" svg:y="1.448cm" svg:width="11.218cm" svg:height="8.836cm">
          <chart:coordinate-region svg:x="2.169cm" svg:y="1.66cm" svg:width="10.517cm" svg:height="7.951cm"/>
          <chart:axis chart:dimension="x" chart:name="primary-x" chart:style-name="ch5" chartooo:axis-type="auto">
            <chartooo:date-scale/>
            <chart:categories table:cell-range-address="Multicore.B50:Multicore.D50"/>
          </chart:axis>
          <chart:axis chart:dimension="y" chart:name="primary-y" chart:style-name="ch6">
            <chart:title svg:x="0.451cm" svg:y="7.199cm" chart:style-name="ch7">
              <text:p>relative duration</text:p>
            </chart:title>
            <chart:grid chart:style-name="ch8" chart:class="major"/>
          </chart:axis>
          <chart:series chart:style-name="ch9" chart:values-cell-range-address="Multicore.B51:Multicore.D51" chart:label-cell-address="Multicore.A51:Multicore.A51" chart:class="chart:bar">
            <chart:data-point chart:repeated="3"/>
          </chart:series>
          <chart:series chart:style-name="ch10" chart:values-cell-range-address="Multicore.B52:Multicore.D52" chart:label-cell-address="Multicore.A52:Multicore.A52" chart:class="chart:bar">
            <chart:data-point chart:repeated="3"/>
          </chart:series>
          <chart:series chart:style-name="ch11" chart:values-cell-range-address="Multicore.B53:Multicore.D53" chart:label-cell-address="Multicore.A53:Multicore.A53" chart:class="chart:bar">
            <chart:data-point chart:style-name="ch12"/>
            <chart:data-point chart:repeated="2"/>
          </chart:series>
          <chart:series chart:style-name="ch13" chart:values-cell-range-address="Multicore.B54:Multicore.D54" chart:label-cell-address="Multicore.A54:Multicore.A5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utations</text:p>
                <draw:g>
                  <svg:desc>Multicore.B50:Multicore.D50</svg:desc>
                </draw:g>
              </table:table-cell>
              <table:table-cell office:value-type="string">
                <text:p>Synthetic</text:p>
              </table:table-cell>
              <table:table-cell office:value-type="string">
                <text:p>Globroot</text:p>
              </table:table-cell>
            </table:table-row>
          </table:table-header-rows>
          <table:table-rows>
            <table:table-row>
              <table:table-cell office:value-type="string">
                <text:p>OCaml (no boxing)</text:p>
                <draw:g>
                  <svg:desc>Multicore.A51:Multicore.A51</svg:desc>
                </draw:g>
              </table:table-cell>
              <table:table-cell office:value-type="float" office:value="1">
                <text:p>1</text:p>
                <draw:g>
                  <svg:desc>Multicore.B51:Multicore.D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aml ref (via C)</text:p>
                <draw:g>
                  <svg:desc>Multicore.A52:Multicore.A52</svg:desc>
                </draw:g>
              </table:table-cell>
              <table:table-cell office:value-type="float" office:value="1.296">
                <text:p>1.296</text:p>
                <draw:g>
                  <svg:desc>Multicore.B52:Multicore.D52</svg:desc>
                </draw:g>
              </table:table-cell>
              <table:table-cell office:value-type="float" office:value="1.05673758865248">
                <text:p>1.05673758865248</text:p>
              </table:table-cell>
              <table:table-cell office:value-type="float" office:value="1.40277777777778">
                <text:p>1.40277777777778</text:p>
              </table:table-cell>
            </table:table-row>
            <table:table-row>
              <table:table-cell office:value-type="string">
                <text:p>Generational roots</text:p>
                <draw:g>
                  <svg:desc>Multicore.A53:Multicore.A53</svg:desc>
                </draw:g>
              </table:table-cell>
              <table:table-cell office:value-type="float" office:value="4.344">
                <text:p>4.344</text:p>
                <draw:g>
                  <svg:desc>Multicore.B53:Multicore.D53</svg:desc>
                </draw:g>
              </table:table-cell>
              <table:table-cell office:value-type="float" office:value="1.70212765957447">
                <text:p>1.70212765957447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Boxroot</text:p>
                <draw:g>
                  <svg:desc>Multicore.A54:Multicore.A54</svg:desc>
                </draw:g>
              </table:table-cell>
              <table:table-cell office:value-type="float" office:value="1.136">
                <text:p>1.136</text:p>
                <draw:g>
                  <svg:desc>Multicore.B54:Multicore.D54</svg:desc>
                </draw:g>
              </table:table-cell>
              <table:table-cell office:value-type="float" office:value="1.01418439716312">
                <text:p>1.01418439716312</text:p>
              </table:table-cell>
              <table:table-cell office:value-type="float" office:value="1.13888888888889">
                <text:p>1.1388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f0078" draw:fill-color="#bf0078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-dash="Dot" svg:stroke-width="0.06cm" svg:stroke-color="#b4d41a" draw:fill-color="#b4d4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58cm" svg:height="13.628cm" xlink:href=".." xlink:type="simple" chart:class="chart:scatter" chart:row-mapping="2 1 4 0 3" chart:style-name="ch1">
        <chart:title svg:x="2.282cm" svg:y="0.407cm" chart:style-name="ch2">
          <text:p>Local roots (OCaml 5.0) – Impact of multicore support (without contention)</text:p>
        </chart:title>
        <chart:legend chart:legend-position="end" svg:x="15.258cm" svg:y="5.454cm" style:legend-expansion="high" chart:style-name="ch3"/>
        <chart:plot-area chart:style-name="ch4" table:cell-range-address="Multicore.A17:Multicore.L18 Multicore.A15:Multicore.L16 Multicore.A25:Multicore.L26" chart:data-source-has-labels="both" svg:x="1.537cm" svg:y="1.574cm" svg:width="13.312cm" svg:height="10.684cm">
          <chart:coordinate-region svg:x="2.423cm" svg:y="1.786cm" svg:width="12.054cm" svg:height="9.799cm"/>
          <chart:axis chart:dimension="x" chart:name="primary-x" chart:style-name="ch5" chartooo:axis-type="auto">
            <chart:title svg:x="7.971cm" svg:y="12.531cm" chart:style-name="ch6">
              <text:p>N</text:p>
            </chart:title>
            <chart:categories table:cell-range-address="Multicore.B18:Multicore.L18"/>
          </chart:axis>
          <chart:axis chart:dimension="y" chart:name="primary-y" chart:style-name="ch7">
            <chart:title svg:x="0.451cm" svg:y="8.3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Multicore.B18:Multicore.L18" chart:label-cell-address="Multicore.A18:Multicore.A18" chart:class="chart:scatter">
            <chart:domain table:cell-range-address="Multicore.B15:Multicore.L15"/>
            <chart:data-point chart:repeated="11"/>
          </chart:series>
          <chart:series chart:style-name="ch11" chart:values-cell-range-address="Multicore.B17:Multicore.L17" chart:label-cell-address="Multicore.A17:Multicore.A17" chart:class="chart:scatter">
            <chart:data-point/>
            <chart:data-point chart:style-name="ch12"/>
            <chart:data-point chart:repeated="9"/>
          </chart:series>
          <chart:series chart:style-name="ch13" chart:values-cell-range-address="Multicore.B26:Multicore.L26" chart:label-cell-address="Multicore.A26:Multicore.A26" chart:class="chart:scatter">
            <chart:data-point chart:repeated="11"/>
          </chart:series>
          <chart:series chart:style-name="ch14" chart:values-cell-range-address="Multicore.B16:Multicore.L16" chart:label-cell-address="Multicore.A16:Multicore.A16" chart:class="chart:scatter">
            <chart:data-point chart:repeated="11"/>
          </chart:series>
          <chart:series chart:style-name="ch15" chart:values-cell-range-address="Multicore.B25:Multicore.L25" chart:label-cell-address="Multicore.A25:Multicore.A25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Multicore.A18:Multicore.A18</svg:desc>
                </draw:g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  <table:table-row>
              <table:table-cell office:value-type="string">
                <text:p>Local roots</text:p>
                <draw:g>
                  <svg:desc>Multicore.A17:Multicore.A17</svg:desc>
                </draw:g>
              </table:table-cell>
              <table:table-cell office:value-type="float" office:value="15.61">
                <text:p>15.61</text:p>
                <draw:g>
                  <svg:desc>Multicore.B17:Multicore.L17</svg:desc>
                </draw:g>
              </table:table-cell>
              <table:table-cell office:value-type="float" office:value="14.355">
                <text:p>14.355</text:p>
              </table:table-cell>
              <table:table-cell office:value-type="float" office:value="14.2966666666667">
                <text:p>14.2966666666667</text:p>
              </table:table-cell>
              <table:table-cell office:value-type="float" office:value="14.1825">
                <text:p>14.1825</text:p>
              </table:table-cell>
              <table:table-cell office:value-type="float" office:value="14.316">
                <text:p>14.316</text:p>
              </table:table-cell>
              <table:table-cell office:value-type="float" office:value="14.0875">
                <text:p>14.0875</text:p>
              </table:table-cell>
              <table:table-cell office:value-type="float" office:value="14.228">
                <text:p>14.228</text:p>
              </table:table-cell>
              <table:table-cell office:value-type="float" office:value="14.5706666666667">
                <text:p>14.5706666666667</text:p>
              </table:table-cell>
              <table:table-cell office:value-type="float" office:value="15.18">
                <text:p>15.18</text:p>
              </table:table-cell>
              <table:table-cell office:value-type="float" office:value="15.8891666666667">
                <text:p>15.8891666666667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Boxroot (forced remote)</text:p>
                <draw:g>
                  <svg:desc>Multicore.A26:Multicore.A26</svg:desc>
                </draw:g>
              </table:table-cell>
              <table:table-cell office:value-type="float" office:value="26.27">
                <text:p>26.27</text:p>
                <draw:g>
                  <svg:desc>Multicore.B26:Multicore.L26</svg:desc>
                </draw:g>
              </table:table-cell>
              <table:table-cell office:value-type="float" office:value="20.27">
                <text:p>20.27</text:p>
              </table:table-cell>
              <table:table-cell office:value-type="float" office:value="17.7066666666667">
                <text:p>17.7066666666667</text:p>
              </table:table-cell>
              <table:table-cell office:value-type="float" office:value="16.405">
                <text:p>16.405</text:p>
              </table:table-cell>
              <table:table-cell office:value-type="float" office:value="16.416">
                <text:p>16.416</text:p>
              </table:table-cell>
              <table:table-cell office:value-type="float" office:value="14.91">
                <text:p>14.91</text:p>
              </table:table-cell>
              <table:table-cell office:value-type="float" office:value="14.905">
                <text:p>14.905</text:p>
              </table:table-cell>
              <table:table-cell office:value-type="float" office:value="13.9073333333333">
                <text:p>13.9073333333333</text:p>
              </table:table-cell>
              <table:table-cell office:value-type="float" office:value="13.511">
                <text:p>13.511</text:p>
              </table:table-cell>
              <table:table-cell office:value-type="float" office:value="13.3393">
                <text:p>13.3393</text:p>
              </table:table-cell>
              <table:table-cell office:value-type="float" office:value="13.35586">
                <text:p>13.35586</text:p>
              </table:table-cell>
            </table:table-row>
            <table:table-row>
              <table:table-cell office:value-type="string">
                <text:p>Boxroot</text:p>
                <draw:g>
                  <svg:desc>Multicore.A16:Multicore.A16</svg:desc>
                </draw:g>
              </table:table-cell>
              <table:table-cell office:value-type="float" office:value="20.66">
                <text:p>20.66</text:p>
                <draw:g>
                  <svg:desc>Multicore.B16:Multicore.L16</svg:desc>
                </draw:g>
              </table:table-cell>
              <table:table-cell office:value-type="float" office:value="17.03">
                <text:p>17.03</text:p>
              </table:table-cell>
              <table:table-cell office:value-type="float" office:value="15.39">
                <text:p>15.39</text:p>
              </table:table-cell>
              <table:table-cell office:value-type="float" office:value="14.5175">
                <text:p>14.5175</text:p>
              </table:table-cell>
              <table:table-cell office:value-type="float" office:value="14.12">
                <text:p>14.12</text:p>
              </table:table-cell>
              <table:table-cell office:value-type="float" office:value="13.45875">
                <text:p>13.45875</text:p>
              </table:table-cell>
              <table:table-cell office:value-type="float" office:value="12.867">
                <text:p>12.867</text:p>
              </table:table-cell>
              <table:table-cell office:value-type="float" office:value="12.3123333333333">
                <text:p>12.3123333333333</text:p>
              </table:table-cell>
              <table:table-cell office:value-type="float" office:value="12.4437">
                <text:p>12.4437</text:p>
              </table:table-cell>
              <table:table-cell office:value-type="float" office:value="12.1355666666667">
                <text:p>12.1355666666667</text:p>
              </table:table-cell>
              <table:table-cell office:value-type="float" office:value="12.17698">
                <text:p>12.17698</text:p>
              </table:table-cell>
            </table:table-row>
            <table:table-row>
              <table:table-cell office:value-type="string">
                <text:p>Boxroot (thread-unsafe)</text:p>
                <draw:g>
                  <svg:desc>Multicore.A25:Multicore.A25</svg:desc>
                </draw:g>
              </table:table-cell>
              <table:table-cell office:value-type="float" office:value="15.76">
                <text:p>15.76</text:p>
                <draw:g>
                  <svg:desc>Multicore.B25:Multicore.L25</svg:desc>
                </draw:g>
              </table:table-cell>
              <table:table-cell office:value-type="float" office:value="14.27">
                <text:p>14.27</text:p>
              </table:table-cell>
              <table:table-cell office:value-type="float" office:value="13.2466666666667">
                <text:p>13.2466666666667</text:p>
              </table:table-cell>
              <table:table-cell office:value-type="float" office:value="12.2475">
                <text:p>12.2475</text:p>
              </table:table-cell>
              <table:table-cell office:value-type="float" office:value="12.142">
                <text:p>12.142</text:p>
              </table:table-cell>
              <table:table-cell office:value-type="float" office:value="11.66625">
                <text:p>11.66625</text:p>
              </table:table-cell>
              <table:table-cell office:value-type="float" office:value="11.004">
                <text:p>11.004</text:p>
              </table:table-cell>
              <table:table-cell office:value-type="float" office:value="11.1936666666667">
                <text:p>11.1936666666667</text:p>
              </table:table-cell>
              <table:table-cell office:value-type="float" office:value="9.9261">
                <text:p>9.9261</text:p>
              </table:table-cell>
              <table:table-cell office:value-type="float" office:value="10.1198666666667">
                <text:p>10.1198666666667</text:p>
              </table:table-cell>
              <table:table-cell office:value-type="float" office:value="9.81508">
                <text:p>9.815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